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473cm" table:align="right" fo:background-color="#fafafa">
        <style:background-image/>
      </style:table-properties>
    </style:style>
    <style:style style:name="Tabla1.A" style:family="table-column">
      <style:table-column-properties style:column-width="3.605cm"/>
    </style:style>
    <style:style style:name="Tabla1.B" style:family="table-column">
      <style:table-column-properties style:column-width="13.868cm"/>
    </style:style>
    <style:style style:name="Tabla1.A1" style:family="table-cell">
      <style:table-cell-properties style:vertical-align="middle" fo:padding-left="0cm" fo:padding-right="0.423cm" fo:padding-top="0cm" fo:padding-bottom="0.423cm" fo:border-left="none" fo:border-right="0.05pt solid #dbdbdb" fo:border-top="none" fo:border-bottom="0.05pt solid #dbdbdb"/>
    </style:style>
    <style:style style:name="Tabla1.A2" style:family="table-cell">
      <style:table-cell-properties style:vertical-align="middle" fo:padding-left="0cm" fo:padding-right="0cm" fo:padding-top="0cm" fo:padding-bottom="0.423cm" fo:border-left="none" fo:border-right="none" fo:border-top="none" fo:border-bottom="0.05pt solid #dbdbdb"/>
    </style:style>
    <style:style style:name="Tabla1.A8" style:family="table-cell">
      <style:table-cell-properties style:vertical-align="middle" fo:padding="0cm" fo:border="none"/>
    </style:style>
    <style:style style:name="Tabla2" style:family="table">
      <style:table-properties style:width="17.522cm" table:align="right" fo:background-color="#fafafa">
        <style:background-image/>
      </style:table-properties>
    </style:style>
    <style:style style:name="Tabla2.A" style:family="table-column">
      <style:table-column-properties style:column-width="3.307cm"/>
    </style:style>
    <style:style style:name="Tabla2.B" style:family="table-column">
      <style:table-column-properties style:column-width="14.215cm"/>
    </style:style>
    <style:style style:name="Tabla2.A1" style:family="table-cell">
      <style:table-cell-properties style:vertical-align="middle" fo:padding-left="0cm" fo:padding-right="0.423cm" fo:padding-top="0cm" fo:padding-bottom="0.423cm" fo:border-left="none" fo:border-right="0.05pt solid #dbdbdb" fo:border-top="none" fo:border-bottom="0.05pt solid #dbdbdb"/>
    </style:style>
    <style:style style:name="Tabla2.A2" style:family="table-cell">
      <style:table-cell-properties style:vertical-align="middle" fo:padding-left="0cm" fo:padding-right="0cm" fo:padding-top="0cm" fo:padding-bottom="0.423cm" fo:border-left="none" fo:border-right="none" fo:border-top="none" fo:border-bottom="0.05pt solid #dbdbdb"/>
    </style:style>
    <style:style style:name="Tabla2.A12" style:family="table-cell">
      <style:table-cell-properties style:vertical-align="middle" fo:padding="0cm" fo:border="none"/>
    </style:style>
    <style:style style:name="P1" style:family="paragraph" style:parent-style-name="Standard">
      <style:text-properties officeooo:rsid="001df0c6" officeooo:paragraph-rsid="001df0c6"/>
    </style:style>
    <style:style style:name="P2" style:family="paragraph" style:parent-style-name="Standard">
      <style:paragraph-properties fo:text-align="justify" style:justify-single-word="false"/>
      <style:text-properties style:font-name="Liberation Serif"/>
    </style:style>
    <style:style style:name="P3" style:family="paragraph" style:parent-style-name="Standard">
      <style:paragraph-properties fo:text-align="justify" style:justify-single-word="false"/>
      <style:text-properties style:font-name="Liberation Serif" fo:font-size="12pt" style:font-size-asian="12pt" style:font-size-complex="12pt"/>
    </style:style>
    <style:style style:name="P4" style:family="paragraph" style:parent-style-name="Standard" style:list-style-name="L1">
      <style:paragraph-properties fo:text-align="justify" style:justify-single-word="false"/>
      <style:text-properties style:font-name="Liberation Serif" fo:font-size="12pt" style:font-size-asian="12pt" style:font-size-complex="12pt"/>
    </style:style>
    <style:style style:name="P5" style:family="paragraph" style:parent-style-name="Standard" style:list-style-name="L5">
      <style:paragraph-properties fo:text-align="justify" style:justify-single-word="false"/>
      <style:text-properties style:font-name="Liberation Serif" fo:font-size="12pt" style:font-size-asian="12pt" style:font-size-complex="12pt"/>
    </style:style>
    <style:style style:name="P6" style:family="paragraph" style:parent-style-name="Standard">
      <style:text-properties style:font-name="Liberation Serif" fo:font-size="11pt" style:font-size-asian="11pt" style:font-size-complex="11pt"/>
    </style:style>
    <style:style style:name="P7" style:family="paragraph" style:parent-style-name="Standard">
      <style:paragraph-properties fo:text-align="justify" style:justify-single-word="false"/>
      <style:text-properties style:font-name="Liberation Serif" fo:font-size="11pt" style:font-size-asian="11pt" style:font-size-complex="11pt"/>
    </style:style>
    <style:style style:name="P8" style:family="paragraph" style:parent-style-name="Standard">
      <style:paragraph-properties fo:text-align="justify" style:justify-single-word="false"/>
      <style:text-properties style:font-name="Liberation Serif" fo:font-size="11pt" officeooo:rsid="0039820f" officeooo:paragraph-rsid="0039820f" style:font-size-asian="11pt" style:font-size-complex="11pt"/>
    </style:style>
    <style:style style:name="P9" style:family="paragraph" style:parent-style-name="Standard">
      <style:text-properties style:font-name="Liberation Serif" fo:font-size="11pt"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39d553"/>
    </style:style>
    <style:style style:name="P12" style:family="paragraph" style:parent-style-name="Standard">
      <style:paragraph-properties fo:text-align="justify" style:justify-single-word="false"/>
      <style:text-properties officeooo:paragraph-rsid="00499843"/>
    </style:style>
    <style:style style:name="P13" style:family="paragraph" style:parent-style-name="Standard">
      <style:text-properties officeooo:paragraph-rsid="002e96a5"/>
    </style:style>
    <style:style style:name="P14" style:family="paragraph" style:parent-style-name="Standard">
      <style:text-properties officeooo:paragraph-rsid="00463786"/>
    </style:style>
    <style:style style:name="P15" style:family="paragraph" style:parent-style-name="Heading_20_1">
      <style:text-properties officeooo:rsid="001df0c6" officeooo:paragraph-rsid="001df0c6"/>
    </style:style>
    <style:style style:name="P16" style:family="paragraph" style:parent-style-name="Text_20_body" style:list-style-name="L2">
      <style:paragraph-properties style:line-height-at-least="0.635cm" fo:orphans="2" fo:widows="2"/>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style:line-height-at-least="0.635cm" fo:orphans="2" fo:widows="2" fo:text-indent="0cm" style:auto-text-indent="false"/>
    </style:style>
    <style:style style:name="P19" style:family="paragraph" style:parent-style-name="Text_20_body">
      <style:paragraph-properties fo:margin-left="0cm" fo:margin-right="0cm" style:line-height-at-least="0.635cm" fo:orphans="2" fo:widows="2" fo:text-indent="0cm" style:auto-text-indent="false"/>
      <style:text-properties officeooo:paragraph-rsid="002a6815"/>
    </style:style>
    <style:style style:name="P20" style:family="paragraph" style:parent-style-name="Text_20_body">
      <style:paragraph-properties fo:margin-left="0cm" fo:margin-right="0cm" style:line-height-at-least="0.635cm" fo:orphans="2" fo:widows="2" fo:text-indent="0cm" style:auto-text-indent="false"/>
      <style:text-properties officeooo:paragraph-rsid="00326137"/>
    </style:style>
    <style:style style:name="P21" style:family="paragraph" style:parent-style-name="Text_20_body">
      <style:paragraph-properties fo:margin-left="0cm" fo:margin-right="0cm" style:line-height-at-least="0.635cm" fo:text-align="justify" style:justify-single-word="false" fo:orphans="2" fo:widows="2" fo:text-indent="0cm" style:auto-text-indent="false"/>
    </style:style>
    <style:style style:name="P22" style:family="paragraph" style:parent-style-name="Text_20_body">
      <style:paragraph-properties fo:margin-left="0cm" fo:margin-right="0cm" style:line-height-at-least="0.635cm" fo:orphans="2" fo:widows="2" fo:text-indent="0cm" style:auto-text-indent="false"/>
      <style:text-properties fo:font-variant="normal" fo:text-transform="none" style:font-name="Roboto" fo:font-size="10.5pt" fo:letter-spacing="normal" fo:font-style="normal" fo:font-weight="normal"/>
    </style:style>
    <style:style style:name="P23" style:family="paragraph" style:parent-style-name="Text_20_body">
      <style:paragraph-properties fo:margin-left="0cm" fo:margin-right="0cm" fo:line-height="100%" fo:orphans="2" fo:widows="2" fo:text-indent="0cm" style:auto-text-indent="false"/>
    </style:style>
    <style:style style:name="P24" style:family="paragraph" style:parent-style-name="Text_20_body">
      <style:paragraph-properties fo:margin-left="0cm" fo:margin-right="0cm" fo:line-height="100%" fo:orphans="2" fo:widows="2" fo:text-indent="0cm" style:auto-text-indent="false"/>
      <style:text-properties officeooo:paragraph-rsid="00258345"/>
    </style:style>
    <style:style style:name="P25" style:family="paragraph" style:parent-style-name="Text_20_body">
      <style:paragraph-properties fo:margin-left="0cm" fo:margin-right="0cm" fo:line-height="100%" fo:text-align="justify" style:justify-single-word="false" fo:orphans="2" fo:widows="2" fo:text-indent="0cm" style:auto-text-indent="false"/>
    </style:style>
    <style:style style:name="P26"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2af2f1"/>
    </style:style>
    <style:style style:name="P27"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3df8be"/>
    </style:style>
    <style:style style:name="P28" style:family="paragraph" style:parent-style-name="Text_20_body" style:list-style-name="L3">
      <style:paragraph-properties fo:margin-left="0cm" fo:margin-right="0cm" fo:margin-top="0.106cm" fo:margin-bottom="0.106cm" style:contextual-spacing="false" style:line-height-at-least="0.635cm" fo:orphans="2" fo:widows="2" fo:text-indent="0cm" style:auto-text-indent="false"/>
    </style:style>
    <style:style style:name="P29" style:family="paragraph" style:parent-style-name="Text_20_body" style:list-style-name="L2">
      <style:paragraph-properties fo:margin-top="0cm" fo:margin-bottom="0cm" style:contextual-spacing="false" style:line-height-at-least="0.635cm" fo:orphans="2" fo:widows="2"/>
      <style:text-properties fo:font-variant="normal" fo:text-transform="none" style:font-name="Roboto" fo:font-size="10.5pt" fo:letter-spacing="normal" fo:font-style="normal" fo:font-weight="normal"/>
    </style:style>
    <style:style style:name="P30" style:family="paragraph" style:parent-style-name="Text_20_body" style:list-style-name="L2">
      <style:paragraph-properties fo:margin-top="0cm" fo:margin-bottom="0cm" style:contextual-spacing="false" style:line-height-at-least="0.635cm" fo:orphans="2" fo:widows="2"/>
    </style:style>
    <style:style style:name="P31" style:family="paragraph" style:parent-style-name="Text_20_body" style:list-style-name="L2">
      <style:paragraph-properties fo:margin-top="0cm" fo:margin-bottom="0cm" style:contextual-spacing="false" fo:line-height="100%" fo:orphans="2" fo:widows="2"/>
    </style:style>
    <style:style style:name="P32" style:family="paragraph" style:parent-style-name="Heading_20_2">
      <style:paragraph-properties fo:margin-left="0cm" fo:margin-right="0cm" fo:margin-top="0.847cm" fo:margin-bottom="0.635cm" style:contextual-spacing="false" fo:orphans="2" fo:widows="2" fo:text-indent="0cm" style:auto-text-indent="false"/>
      <style:text-properties fo:font-variant="normal" fo:text-transform="none" style:font-name="Roboto" fo:font-size="16.5pt" fo:letter-spacing="normal" fo:font-style="normal" fo:font-weight="bold" officeooo:rsid="00200c35" officeooo:paragraph-rsid="00200c35"/>
    </style:style>
    <style:style style:name="P33" style:family="paragraph" style:parent-style-name="Heading_20_2">
      <style:paragraph-properties fo:margin-left="0cm" fo:margin-right="0cm" fo:margin-top="0.847cm" fo:margin-bottom="0.635cm" style:contextual-spacing="false" fo:orphans="2" fo:widows="2" fo:text-indent="0cm" style:auto-text-indent="false"/>
    </style:style>
    <style:style style:name="P34" style:family="paragraph" style:parent-style-name="Heading_20_3">
      <style:paragraph-properties fo:margin-left="0cm" fo:margin-right="0cm" fo:margin-top="0.635cm" fo:margin-bottom="0.635cm" style:contextual-spacing="false" fo:orphans="2" fo:widows="2" fo:text-indent="0cm" style:auto-text-indent="false"/>
      <style:text-properties officeooo:paragraph-rsid="002e96a5"/>
    </style:style>
    <style:style style:name="P35"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style:style>
    <style:style style:name="P36"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officeooo:paragraph-rsid="00264a03"/>
    </style:style>
    <style:style style:name="P37"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officeooo:rsid="002e96a5" officeooo:paragraph-rsid="002e96a5"/>
    </style:style>
    <style:style style:name="T1" style:family="text">
      <style:text-properties fo:font-weight="bold" style:font-weight-asian="bold" style:font-weight-complex="bold"/>
    </style:style>
    <style:style style:name="T2" style:family="text">
      <style:text-properties style:font-name="Roboto" fo:font-size="10.5pt" fo:letter-spacing="normal" fo:font-weight="normal"/>
    </style:style>
    <style:style style:name="T3" style:family="text">
      <style:text-properties style:font-name="Roboto" fo:font-size="10.5pt" fo:letter-spacing="normal" fo:font-weight="normal" officeooo:rsid="004452de"/>
    </style:style>
    <style:style style:name="T4" style:family="text">
      <style:text-properties fo:font-size="10.5pt" fo:letter-spacing="normal" fo:font-weight="normal"/>
    </style:style>
    <style:style style:name="T5" style:family="text">
      <style:text-properties fo:font-variant="normal" fo:text-transform="none" style:font-name="Roboto" fo:font-size="10.5pt" fo:letter-spacing="normal" fo:font-style="normal" fo:font-weight="normal"/>
    </style:style>
    <style:style style:name="T6" style:family="text">
      <style:text-properties fo:font-variant="normal" fo:text-transform="none" style:font-name="Roboto" fo:font-size="10.5pt" fo:letter-spacing="normal" fo:font-style="normal" fo:font-weight="normal" officeooo:rsid="00258345"/>
    </style:style>
    <style:style style:name="T7" style:family="text">
      <style:text-properties fo:font-variant="normal" fo:text-transform="none" style:font-name="Roboto" fo:font-size="10.5pt" fo:letter-spacing="normal" fo:font-style="normal" fo:font-weight="normal" officeooo:rsid="002795bf"/>
    </style:style>
    <style:style style:name="T8" style:family="text">
      <style:text-properties fo:font-variant="normal" fo:text-transform="none" style:font-name="Roboto" fo:font-size="10.5pt" fo:letter-spacing="normal" fo:font-style="normal" fo:font-weight="normal" officeooo:rsid="002adae0"/>
    </style:style>
    <style:style style:name="T9" style:family="text">
      <style:text-properties fo:font-variant="normal" fo:text-transform="none" style:font-name="Roboto" fo:font-size="10.5pt" fo:letter-spacing="normal" fo:font-style="normal" fo:font-weight="normal" officeooo:rsid="003df8be"/>
    </style:style>
    <style:style style:name="T10" style:family="text">
      <style:text-properties fo:font-variant="normal" fo:text-transform="none" style:font-name="Roboto" fo:font-size="10.5pt" fo:letter-spacing="normal" fo:font-style="normal" fo:font-weight="normal" officeooo:rsid="004452de"/>
    </style:style>
    <style:style style:name="T11" style:family="text">
      <style:text-properties fo:font-variant="normal" fo:text-transform="none" style:font-name="Roboto" fo:font-size="10.5pt" fo:letter-spacing="normal" fo:font-style="normal" fo:font-weight="normal" officeooo:rsid="00463786"/>
    </style:style>
    <style:style style:name="T12" style:family="text">
      <style:text-properties fo:font-variant="normal" fo:text-transform="none" style:font-name="Roboto" fo:font-size="10.5pt" fo:letter-spacing="normal" fo:font-style="normal" fo:font-weight="normal" officeooo:rsid="0046dd1d"/>
    </style:style>
    <style:style style:name="T13" style:family="text">
      <style:text-properties fo:font-variant="normal" fo:text-transform="none" style:font-name="Roboto" fo:font-size="15pt" fo:letter-spacing="normal" fo:font-style="normal" fo:font-weight="normal"/>
    </style:style>
    <style:style style:name="T14" style:family="text">
      <style:text-properties fo:font-variant="normal" fo:text-transform="none" style:font-name="Roboto" fo:font-size="16.5pt" fo:letter-spacing="normal" fo:font-style="normal" fo:font-weight="bold"/>
    </style:style>
    <style:style style:name="T15" style:family="text">
      <style:text-properties fo:font-variant="normal" fo:text-transform="none" style:font-name="Roboto" fo:letter-spacing="normal" fo:font-style="normal" fo:font-weight="normal"/>
    </style:style>
    <style:style style:name="T16" style:family="text">
      <style:text-properties fo:font-variant="normal" fo:text-transform="none" style:font-name="Roboto" fo:font-size="12pt" fo:letter-spacing="normal" fo:font-style="normal" fo:font-weight="normal" style:font-size-asian="12pt" style:font-size-complex="12pt"/>
    </style:style>
    <style:style style:name="T17" style:family="text">
      <style:text-properties fo:font-variant="normal" fo:text-transform="none" style:font-name="Roboto" fo:font-size="18pt" fo:letter-spacing="normal" fo:font-style="normal" fo:font-weight="bold"/>
    </style:style>
    <style:style style:name="T18" style:family="text">
      <style:text-properties fo:font-variant="normal" fo:text-transform="none" style:text-line-through-style="none" style:text-line-through-type="none" style:font-name="Droid Sans Mono" fo:font-size="9pt" fo:letter-spacing="normal" fo:font-style="normal" style:text-underline-style="none" fo:font-weight="normal" style:text-blinking="false"/>
    </style:style>
    <style:style style:name="T19"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0" style:family="text">
      <style:text-properties fo:font-variant="normal" fo:text-transform="none" style:text-line-through-style="none" style:text-line-through-type="none" style:font-name="Liberation Serif" fo:font-size="9pt" fo:letter-spacing="normal" fo:font-style="normal" style:text-underline-style="none" fo:font-weight="normal" style:text-blinking="false"/>
    </style:style>
    <style:style style:name="T21" style:family="text">
      <style:text-properties fo:font-variant="normal" fo:text-transform="none" style:text-line-through-style="none" style:text-line-through-type="none" style:font-name="Liberation Serif" fo:letter-spacing="normal" fo:font-style="normal" style:text-underline-style="none" fo:font-weight="normal" style:text-blinking="false"/>
    </style:style>
    <style:style style:name="T22" style:family="text">
      <style:text-properties fo:font-variant="normal" fo:text-transform="none" style:text-line-through-style="none" style:text-line-through-type="none" fo:font-size="9pt" fo:letter-spacing="normal" fo:font-style="normal" style:text-underline-style="none" fo:font-weight="normal" style:text-blinking="false"/>
    </style:style>
    <style:style style:name="T23" style:family="text">
      <style:text-properties fo:font-variant="normal" fo:text-transform="none" fo:color="#1976d2" style:text-line-through-style="none" style:text-line-through-type="none" style:font-name="Roboto" fo:font-size="10.5pt" fo:letter-spacing="normal" fo:font-style="normal" style:text-underline-style="none" fo:font-weight="normal" style:text-blinking="false"/>
    </style:style>
    <style:style style:name="T24" style:family="text">
      <style:text-properties fo:font-variant="normal" fo:text-transform="none" fo:color="#1976d2"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5" style:family="text">
      <style:text-properties fo:font-variant="normal" fo:text-transform="none" fo:color="#1976d2" style:text-line-through-style="none" style:text-line-through-type="none" style:font-name="Liberation Serif" fo:font-size="12pt" fo:letter-spacing="normal" fo:font-style="normal" style:text-underline-style="none" fo:font-weight="normal" officeooo:rsid="001e40e2" style:text-blinking="false" style:font-size-asian="12pt" style:font-size-complex="12pt"/>
    </style:style>
    <style:style style:name="T26" style:family="text">
      <style:text-properties fo:font-variant="normal" fo:text-transform="none" fo:color="#1976d2"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27" style:family="text">
      <style:text-properties fo:font-variant="normal" fo:text-transform="none" fo:color="#1976d2" style:font-name="Roboto" fo:font-size="10.5pt" fo:letter-spacing="normal" fo:font-style="normal" style:text-underline-style="solid" style:text-underline-width="auto" style:text-underline-color="font-color" fo:font-weight="normal"/>
    </style:style>
    <style:style style:name="T28" style:family="text">
      <style:text-properties fo:font-variant="normal" fo:text-transform="none" fo:color="#333333" style:text-line-through-style="none" style:text-line-through-type="none" style:font-name="Droid Sans Mono" fo:font-size="8.25pt" fo:letter-spacing="normal" fo:font-style="normal" style:text-underline-style="none" fo:font-weight="normal" style:text-blinking="false" fo:background-color="#f1f1f1" loext:char-shading-value="0" fo:padding="0cm" fo:border="none"/>
    </style:style>
    <style:style style:name="T29" style:family="text">
      <style:text-properties fo:font-variant="normal" fo:text-transform="none" fo:color="#333333" style:text-line-through-style="none" style:text-line-through-type="none" style:font-name="Droid Sans Mono" fo:letter-spacing="normal" fo:font-style="normal" style:text-underline-style="none" fo:font-weight="normal" style:text-blinking="false" fo:background-color="#f1f1f1" loext:char-shading-value="0" fo:padding="0cm" fo:border="none"/>
    </style:style>
    <style:style style:name="T30" style:family="text">
      <style:text-properties fo:font-variant="normal" fo:text-transform="none" fo:color="#333333" style:text-line-through-style="none" style:text-line-through-type="none" style:font-name="Droid Sans Mono" fo:font-size="12pt" fo:letter-spacing="normal" fo:font-style="normal" style:text-underline-style="none" fo:font-weight="normal" style:text-blinking="false" fo:background-color="#f1f1f1" loext:char-shading-value="0" style:font-size-asian="12pt" style:font-size-complex="12pt" fo:padding="0cm" fo:border="none"/>
    </style:style>
    <style:style style:name="T31" style:family="text">
      <style:text-properties fo:font-variant="normal" fo:text-transform="none" fo:color="#333333" style:text-line-through-style="none" style:text-line-through-type="none" fo:font-size="12pt" fo:letter-spacing="normal" fo:font-style="normal" style:text-underline-style="none" fo:font-weight="normal" style:text-blinking="false" fo:background-color="#f1f1f1" loext:char-shading-value="0" style:font-size-asian="12pt" style:font-size-complex="12pt" fo:padding="0cm" fo:border="none"/>
    </style:style>
    <style:style style:name="T32"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style:text-blinking="false" fo:background-color="#f1f1f1" loext:char-shading-value="0" style:font-size-asian="12pt" style:font-size-complex="12pt" fo:padding="0cm" fo:border="none"/>
    </style:style>
    <style:style style:name="T33"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499843" style:text-blinking="false" fo:background-color="#f1f1f1" loext:char-shading-value="0" style:font-size-asian="12pt" style:font-size-complex="12pt" fo:padding="0cm" fo:border="none"/>
    </style:style>
    <style:style style:name="T34" style:family="text">
      <style:text-properties fo:font-variant="normal" fo:text-transform="none" fo:color="#333333" style:text-line-through-style="none" style:text-line-through-type="none" style:font-name="Liberation Serif" fo:font-size="11pt" fo:letter-spacing="normal" fo:font-style="normal" style:text-underline-style="none" fo:font-weight="normal" style:text-blinking="false" fo:background-color="#f1f1f1" loext:char-shading-value="0" style:font-size-asian="11pt" style:font-size-complex="11pt" fo:padding="0cm" fo:border="none"/>
    </style:style>
    <style:style style:name="T35" style:family="text">
      <style:text-properties fo:font-variant="normal" fo:text-transform="none" fo:color="#333333" style:text-line-through-style="none" style:text-line-through-type="none" style:font-name="Liberation Serif" fo:font-size="8.25pt" fo:letter-spacing="normal" fo:font-style="normal" style:text-underline-style="none" fo:font-weight="normal" style:text-blinking="false" fo:background-color="#f1f1f1" loext:char-shading-value="0" fo:padding="0cm" fo:border="none"/>
    </style:style>
    <style:style style:name="T36" style:family="text">
      <style:text-properties fo:font-variant="normal" fo:text-transform="none" fo:color="#333333" style:text-line-through-style="none" style:text-line-through-type="none" style:font-name="Liberation Serif" fo:letter-spacing="normal" fo:font-style="normal" style:text-underline-style="none" fo:font-weight="normal" style:text-blinking="false" fo:background-color="#f1f1f1" loext:char-shading-value="0" fo:padding="0cm" fo:border="none"/>
    </style:style>
    <style:style style:name="T37" style:family="text">
      <style:text-properties fo:font-variant="normal" fo:text-transform="none" fo:color="#333333" style:text-line-through-style="none" style:text-line-through-type="none" fo:font-size="8.25pt" fo:letter-spacing="normal" fo:font-style="normal" style:text-underline-style="none" fo:font-weight="normal" style:text-blinking="false" fo:background-color="#f1f1f1" loext:char-shading-value="0" fo:padding="0cm" fo:border="none"/>
    </style:style>
    <style:style style:name="T38" style:family="text">
      <style:text-properties fo:font-variant="normal" fo:text-transform="none" fo:color="#333333" style:font-name="Droid Sans Mono" fo:font-size="8.25pt" fo:letter-spacing="normal" fo:font-style="normal" fo:font-weight="normal" fo:background-color="#f1f1f1" loext:char-shading-value="0" fo:padding="0cm" fo:border="none"/>
    </style:style>
    <style:style style:name="T39" style:family="text">
      <style:text-properties fo:font-variant="normal" fo:text-transform="none" fo:color="#333333" style:font-name="Droid Sans Mono" fo:font-size="8.25pt" fo:letter-spacing="normal" fo:font-style="normal" fo:font-weight="normal" officeooo:rsid="002af2f1" fo:background-color="#f1f1f1" loext:char-shading-value="0" fo:padding="0cm" fo:border="none"/>
    </style:style>
    <style:style style:name="T40" style:family="text">
      <style:text-properties fo:font-variant="normal" fo:text-transform="none" fo:color="#333333" style:font-name="Droid Sans Mono" fo:letter-spacing="normal" fo:font-style="normal" fo:font-weight="normal" fo:background-color="#f1f1f1" loext:char-shading-value="0" fo:padding="0cm" fo:border="none"/>
    </style:style>
    <style:style style:name="T41" style:family="text">
      <style:text-properties fo:font-variant="normal" fo:text-transform="none" fo:color="#333333" style:font-name="Droid Sans Mono" fo:font-size="12pt" fo:letter-spacing="normal" fo:font-style="normal" fo:font-weight="normal" fo:background-color="#f1f1f1" loext:char-shading-value="0" style:font-size-asian="12pt" style:font-size-complex="12pt" fo:padding="0cm" fo:border="none"/>
    </style:style>
    <style:style style:name="T42" style:family="text">
      <style:text-properties fo:font-variant="normal" fo:text-transform="none" fo:color="#333333" style:font-name="Roboto" fo:font-size="10.5pt"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style:font-name="Liberation Serif" fo:font-size="11pt" fo:letter-spacing="normal" fo:font-style="normal" fo:font-weight="normal" fo:background-color="#f1f1f1" loext:char-shading-value="0" style:font-size-asian="11pt" style:font-size-complex="11pt" fo:padding="0cm" fo:border="none"/>
    </style:style>
    <style:style style:name="T45" style:family="text">
      <style:text-properties fo:font-variant="normal" fo:text-transform="none" fo:color="#333333" style:font-name="Liberation Serif" fo:font-size="8.25pt" fo:letter-spacing="normal" fo:font-style="normal" fo:font-weight="normal" fo:background-color="#f1f1f1" loext:char-shading-value="0" fo:padding="0cm" fo:border="none"/>
    </style:style>
    <style:style style:name="T46" style:family="text">
      <style:text-properties fo:font-variant="normal" fo:text-transform="none" fo:color="#333333" style:font-name="Liberation Serif" fo:letter-spacing="normal" fo:font-style="normal" fo:font-weight="normal" fo:background-color="#f1f1f1" loext:char-shading-value="0" fo:padding="0cm" fo:border="none"/>
    </style:style>
    <style:style style:name="T47" style:family="text">
      <style:text-properties fo:font-variant="normal" fo:text-transform="none" fo:color="#333333" style:font-name="Liberation Serif" fo:font-size="12pt" fo:letter-spacing="normal" fo:font-style="normal" fo:font-weight="normal" fo:background-color="#f1f1f1" loext:char-shading-value="0" style:font-size-asian="12pt" style:font-size-complex="12pt" fo:padding="0cm" fo:border="none"/>
    </style:style>
    <style:style style:name="T48" style:family="text">
      <style:text-properties fo:font-variant="normal" fo:text-transform="none" fo:color="#333333" fo:font-size="8.25pt" fo:letter-spacing="normal" fo:font-style="normal" fo:font-weight="normal" fo:background-color="#f1f1f1" loext:char-shading-value="0" fo:padding="0cm" fo:border="none"/>
    </style:style>
    <style:style style:name="T49" style:family="text">
      <style:text-properties fo:font-variant="normal" fo:text-transform="none" fo:color="#333333" fo:font-size="12pt" fo:letter-spacing="normal" fo:font-style="normal" fo:font-weight="normal" fo:background-color="#f1f1f1" loext:char-shading-value="0" style:font-size-asian="12pt" style:font-size-complex="12pt" fo:padding="0cm" fo:border="none"/>
    </style:style>
    <style:style style:name="T50" style:family="text">
      <style:text-properties fo:font-variant="normal" fo:text-transform="none" fo:letter-spacing="normal"/>
    </style:style>
    <style:style style:name="T51" style:family="text">
      <style:text-properties fo:font-variant="normal" fo:text-transform="none" fo:font-size="12pt" fo:letter-spacing="normal" fo:font-style="normal" fo:font-weight="normal" style:font-size-asian="12pt" style:font-size-complex="12pt"/>
    </style:style>
    <style:style style:name="T52" style:family="text">
      <style:text-properties fo:font-variant="normal" fo:text-transform="none" style:font-name="Liberation Serif" fo:font-size="12pt" fo:letter-spacing="normal" fo:font-style="normal" fo:font-weight="normal" style:font-size-asian="12pt" style:font-size-complex="12pt"/>
    </style:style>
    <style:style style:name="T53" style:family="text">
      <style:text-properties fo:font-variant="normal" fo:text-transform="none" style:font-name="Liberation Serif" fo:font-size="12pt" fo:letter-spacing="normal" fo:font-style="normal" fo:font-weight="normal" officeooo:rsid="001fa6b0" style:font-size-asian="12pt" style:font-size-complex="12pt"/>
    </style:style>
    <style:style style:name="T54" style:family="text">
      <style:text-properties fo:font-variant="normal" fo:text-transform="none" style:font-name="Liberation Serif" fo:font-size="12pt" fo:letter-spacing="normal" fo:font-style="normal" fo:font-weight="normal" officeooo:rsid="001e40e2" style:font-size-asian="12pt" style:font-size-complex="12pt"/>
    </style:style>
    <style:style style:name="T55" style:family="text">
      <style:text-properties fo:font-variant="normal" fo:text-transform="none" style:font-name="Liberation Serif" fo:font-size="12pt" fo:letter-spacing="normal" fo:font-style="normal" fo:font-weight="normal" officeooo:rsid="003fdbe8" style:font-size-asian="12pt" style:font-size-complex="12pt"/>
    </style:style>
    <style:style style:name="T56" style:family="text">
      <style:text-properties fo:font-variant="normal" fo:text-transform="none" style:font-name="Liberation Serif" fo:font-size="12pt" fo:letter-spacing="normal" fo:font-style="normal" fo:font-weight="normal" officeooo:rsid="00416bfb" style:font-size-asian="12pt" style:font-size-complex="12pt"/>
    </style:style>
    <style:style style:name="T57" style:family="text">
      <style:text-properties fo:font-variant="normal" fo:text-transform="none" style:font-name="Liberation Serif" fo:font-size="12pt" fo:letter-spacing="normal" fo:font-style="normal" fo:font-weight="normal" officeooo:rsid="0041d08e" style:font-size-asian="12pt" style:font-size-complex="12pt"/>
    </style:style>
    <style:style style:name="T58" style:family="text">
      <style:text-properties fo:font-variant="normal" fo:text-transform="none" style:font-name="Liberation Serif" fo:font-size="12pt" fo:letter-spacing="normal" fo:font-style="normal" fo:font-weight="normal" officeooo:rsid="0042f6a7" style:font-size-asian="12pt" style:font-size-complex="12pt"/>
    </style:style>
    <style:style style:name="T59" style:family="text">
      <style:text-properties fo:font-variant="normal" fo:text-transform="none" style:font-name="Liberation Serif" fo:font-size="12pt" fo:letter-spacing="normal" fo:font-style="normal" fo:font-weight="normal" officeooo:rsid="004381d2" style:font-size-asian="12pt" style:font-size-complex="12pt"/>
    </style:style>
    <style:style style:name="T60" style:family="text">
      <style:text-properties fo:font-variant="normal" fo:text-transform="none" style:font-name="Liberation Serif" fo:font-size="12pt" fo:letter-spacing="normal" fo:font-style="normal" fo:font-weight="normal" officeooo:rsid="00463786" style:font-size-asian="12pt" style:font-size-complex="12pt"/>
    </style:style>
    <style:style style:name="T61" style:family="text">
      <style:text-properties fo:font-variant="normal" fo:text-transform="none" style:font-name="Liberation Serif" fo:font-size="12pt" fo:letter-spacing="normal" fo:font-style="normal" fo:font-weight="normal" officeooo:rsid="0046dd1d" style:font-size-asian="12pt" style:font-size-complex="12pt"/>
    </style:style>
    <style:style style:name="T62" style:family="text">
      <style:text-properties fo:font-variant="normal" fo:text-transform="none" style:font-name="Liberation Serif" fo:font-size="12pt" fo:letter-spacing="normal" fo:font-style="normal" fo:font-weight="normal" officeooo:rsid="00499843" style:font-size-asian="12pt" style:font-size-complex="12pt"/>
    </style:style>
    <style:style style:name="T63" style:family="text">
      <style:text-properties fo:font-variant="normal" fo:text-transform="none" style:font-name="Liberation Serif" fo:font-size="12pt" fo:letter-spacing="normal" fo:font-style="normal" fo:font-weight="bold" officeooo:rsid="001fa6b0" style:font-size-asian="12pt" style:font-weight-asian="bold" style:font-size-complex="12pt" style:font-weight-complex="bold"/>
    </style:style>
    <style:style style:name="T64" style:family="text">
      <style:text-properties fo:font-variant="normal" fo:text-transform="none" style:font-name="Liberation Serif" fo:font-size="12pt" fo:letter-spacing="normal" fo:font-style="normal" fo:font-weight="bold" officeooo:rsid="0041d08e" style:font-size-asian="12pt" style:font-weight-asian="bold" style:font-size-complex="12pt" style:font-weight-complex="bold"/>
    </style:style>
    <style:style style:name="T65" style:family="text">
      <style:text-properties fo:font-variant="normal" fo:text-transform="none" style:font-name="Liberation Serif" fo:font-size="12pt" fo:letter-spacing="normal" fo:font-style="normal" fo:font-weight="bold" style:font-size-asian="12pt" style:font-size-complex="12pt"/>
    </style:style>
    <style:style style:name="T66" style:family="text">
      <style:text-properties fo:font-variant="normal" fo:text-transform="none" style:font-name="Liberation Serif" fo:font-size="12pt" fo:letter-spacing="normal" fo:font-style="normal" fo:font-weight="bold" officeooo:rsid="0041d08e" style:font-size-asian="12pt" style:font-size-complex="12pt"/>
    </style:style>
    <style:style style:name="T67" style:family="text">
      <style:text-properties fo:font-variant="normal" fo:text-transform="none" style:font-name="Liberation Serif" fo:font-size="12pt" fo:letter-spacing="normal" fo:font-style="normal" fo:font-weight="bold" officeooo:rsid="0042f6a7" style:font-size-asian="12pt" style:font-size-complex="12pt"/>
    </style:style>
    <style:style style:name="T68" style:family="text">
      <style:text-properties fo:font-variant="normal" fo:text-transform="none" style:font-name="Liberation Serif" fo:font-size="12pt" fo:letter-spacing="normal" style:font-size-asian="12pt" style:font-size-complex="12pt"/>
    </style:style>
    <style:style style:name="T69" style:family="text">
      <style:text-properties fo:font-variant="normal" fo:text-transform="none" style:font-name="Liberation Serif" fo:font-size="11pt" fo:letter-spacing="normal" fo:font-style="normal" fo:font-weight="normal" style:font-size-asian="11pt" style:font-size-complex="11pt"/>
    </style:style>
    <style:style style:name="T70" style:family="text">
      <style:text-properties fo:font-variant="normal" fo:text-transform="none" style:font-name="Liberation Serif" fo:font-size="11pt" fo:letter-spacing="normal" fo:font-style="normal" fo:font-weight="normal" officeooo:rsid="00360911" style:font-size-asian="11pt" style:font-size-complex="11pt"/>
    </style:style>
    <style:style style:name="T71" style:family="text">
      <style:text-properties fo:font-variant="normal" fo:text-transform="none" style:font-name="Liberation Serif" fo:font-size="11pt" fo:letter-spacing="normal" fo:font-style="normal" fo:font-weight="normal" officeooo:rsid="00375073" style:font-size-asian="11pt" style:font-size-complex="11pt"/>
    </style:style>
    <style:style style:name="T72" style:family="text">
      <style:text-properties fo:font-variant="normal" fo:text-transform="none" style:font-name="Liberation Serif" fo:font-size="11pt" fo:letter-spacing="normal" fo:font-style="normal" fo:font-weight="normal" officeooo:rsid="00385b50" style:font-size-asian="11pt" style:font-size-complex="11pt"/>
    </style:style>
    <style:style style:name="T73" style:family="text">
      <style:text-properties fo:font-variant="normal" fo:text-transform="none" style:font-name="Liberation Serif" fo:font-size="11pt" fo:letter-spacing="normal" fo:font-style="normal" fo:font-weight="normal" officeooo:rsid="0039d553" style:font-size-asian="11pt" style:font-size-complex="11pt"/>
    </style:style>
    <style:style style:name="T74" style:family="text">
      <style:text-properties fo:font-variant="normal" fo:text-transform="none" style:font-name="Liberation Serif" fo:font-size="11pt" fo:letter-spacing="normal" fo:font-style="normal" fo:font-weight="normal" officeooo:rsid="003b75d8" style:font-size-asian="11pt" style:font-size-complex="11pt"/>
    </style:style>
    <style:style style:name="T75" style:family="text">
      <style:text-properties fo:font-variant="normal" fo:text-transform="none" style:font-name="Liberation Serif" fo:font-size="11pt" fo:letter-spacing="normal" fo:font-style="normal" fo:font-weight="normal" officeooo:rsid="003ceca1" style:font-size-asian="11pt" style:font-size-complex="11pt"/>
    </style:style>
    <style:style style:name="T76" style:family="text">
      <style:text-properties fo:font-variant="normal" fo:text-transform="none" style:font-name="Liberation Serif" fo:font-size="11pt" fo:letter-spacing="normal" fo:font-style="normal" fo:font-weight="normal" officeooo:rsid="003df8be" style:font-size-asian="11pt" style:font-size-complex="11pt"/>
    </style:style>
    <style:style style:name="T77" style:family="text">
      <style:text-properties fo:font-variant="normal" fo:text-transform="none" style:font-name="Liberation Serif" fo:font-size="11pt" fo:letter-spacing="normal" style:font-size-asian="11pt" style:font-size-complex="11pt"/>
    </style:style>
    <style:style style:name="T78" style:family="text">
      <style:text-properties fo:font-variant="normal" fo:text-transform="none" style:font-name="Liberation Serif" fo:font-size="11pt" fo:letter-spacing="normal" officeooo:rsid="003b75d8" style:font-size-asian="11pt" style:font-size-complex="11pt"/>
    </style:style>
    <style:style style:name="T79" style:family="text">
      <style:text-properties fo:font-variant="normal" fo:text-transform="none" style:font-name="Liberation Serif" fo:font-size="10.5pt" fo:letter-spacing="normal" fo:font-style="normal" fo:font-weight="normal"/>
    </style:style>
    <style:style style:name="T80" style:family="text">
      <style:text-properties fo:font-variant="normal" fo:text-transform="none" style:font-name="Liberation Serif" fo:font-size="10.5pt" fo:letter-spacing="normal" fo:font-style="normal" fo:font-weight="normal" officeooo:rsid="00463786"/>
    </style:style>
    <style:style style:name="T81" style:family="text">
      <style:text-properties fo:font-variant="normal" fo:text-transform="none" style:font-name="Liberation Serif" fo:font-size="10.5pt" fo:letter-spacing="normal" fo:font-style="normal" fo:font-weight="normal" officeooo:rsid="0046dd1d"/>
    </style:style>
    <style:style style:name="T82" style:family="text">
      <style:text-properties fo:font-variant="normal" fo:text-transform="none" style:font-name="Liberation Serif" fo:letter-spacing="normal"/>
    </style:style>
    <style:style style:name="T83" style:family="text">
      <style:text-properties fo:font-variant="normal" fo:text-transform="none" style:font-name="Liberation Serif" fo:letter-spacing="normal" fo:font-style="normal" fo:font-weight="normal"/>
    </style:style>
    <style:style style:name="T84" style:family="text">
      <style:text-properties fo:font-variant="normal" fo:text-transform="none" style:font-name="Liberation Serif" fo:letter-spacing="normal" fo:font-style="normal" fo:font-weight="normal" officeooo:rsid="00463786"/>
    </style:style>
    <style:style style:name="T85" style:family="text">
      <style:text-properties fo:font-variant="normal" fo:text-transform="none" style:font-name="Liberation Serif" fo:letter-spacing="normal" fo:font-style="normal" fo:font-weight="normal" officeooo:rsid="0046dd1d"/>
    </style:style>
    <style:style style:name="T86" style:family="text">
      <style:text-properties fo:font-variant="normal" fo:text-transform="none" fo:font-size="10.5pt" fo:letter-spacing="normal" fo:font-style="normal" fo:font-weight="normal"/>
    </style:style>
    <style:style style:name="T87" style:family="text">
      <style:text-properties fo:font-variant="normal" fo:text-transform="none" fo:font-size="10.5pt" fo:letter-spacing="normal" fo:font-style="normal" fo:font-weight="normal" officeooo:rsid="00463786"/>
    </style:style>
    <style:style style:name="T88" style:family="text">
      <style:text-properties fo:font-variant="normal" fo:text-transform="none" fo:font-size="10.5pt" fo:letter-spacing="normal" fo:font-style="normal" fo:font-weight="normal" officeooo:rsid="0046dd1d"/>
    </style:style>
    <style:style style:name="T89" style:family="text">
      <style:text-properties fo:font-variant="normal" fo:text-transform="none" fo:font-style="normal"/>
    </style:style>
    <style:style style:name="T90" style:family="text">
      <style:text-properties fo:font-variant="normal" fo:text-transform="none" fo:font-style="normal" officeooo:rsid="00326137"/>
    </style:style>
    <style:style style:name="T91" style:family="text">
      <style:text-properties fo:font-variant="normal" fo:text-transform="none" fo:font-style="normal" officeooo:rsid="00336bd3"/>
    </style:style>
    <style:style style:name="T92" style:family="text">
      <style:text-properties fo:font-variant="normal" fo:text-transform="none" fo:font-style="normal" officeooo:rsid="00375073"/>
    </style:style>
    <style:style style:name="T93" style:family="text">
      <style:text-properties fo:font-variant="normal" fo:text-transform="none" fo:color="#6e6e6e" style:text-line-through-style="none" style:text-line-through-type="none" style:font-name="Liberation Serif" fo:font-size="11pt" fo:letter-spacing="normal" fo:font-style="normal" style:text-underline-style="none" fo:font-weight="normal" officeooo:rsid="003b75d8" style:text-blinking="false" style:font-size-asian="11pt" style:font-size-complex="11pt"/>
    </style:style>
    <style:style style:name="T94" style:family="text">
      <style:text-properties fo:font-variant="normal" fo:text-transform="none" fo:color="#007826" style:font-name="Roboto" fo:font-size="10.5pt" fo:letter-spacing="normal" fo:font-style="normal" fo:font-weight="normal"/>
    </style:style>
    <style:style style:name="T95" style:family="text">
      <style:text-properties fo:font-variant="normal" fo:text-transform="none" fo:color="#007826" style:font-name="Roboto" fo:font-size="10.5pt" fo:letter-spacing="normal" fo:font-style="normal" fo:font-weight="bold" style:font-weight-asian="bold" style:font-weight-complex="bold"/>
    </style:style>
    <style:style style:name="T96" style:family="text">
      <style:text-properties fo:letter-spacing="normal" fo:font-weight="normal"/>
    </style:style>
    <style:style style:name="T97" style:family="text">
      <style:text-properties fo:color="#333333" style:text-line-through-style="none" style:text-line-through-type="none" style:font-name="Liberation Serif" fo:font-size="11pt" fo:letter-spacing="normal" style:text-underline-style="none" fo:font-weight="normal" style:text-blinking="false" fo:background-color="#f1f1f1" loext:char-shading-value="0" style:font-size-asian="11pt" style:font-size-complex="11pt" fo:padding="0cm" fo:border="none"/>
    </style:style>
    <style:style style:name="T98" style:family="text">
      <style:text-properties fo:color="#000088" style:font-name="Droid Sans Mono" fo:font-size="9pt"/>
    </style:style>
    <style:style style:name="T99" style:family="text">
      <style:text-properties fo:color="#000088" style:font-name="Droid Sans Mono" fo:font-size="9pt" fo:font-weight="bold" style:font-weight-asian="bold" style:font-weight-complex="bold"/>
    </style:style>
    <style:style style:name="T100" style:family="text">
      <style:text-properties fo:color="#000000" style:font-name="Droid Sans Mono" fo:font-size="9pt"/>
    </style:style>
    <style:style style:name="T101" style:family="text">
      <style:text-properties fo:color="#000000" style:font-name="Droid Sans Mono" fo:font-size="9pt" fo:font-weight="bold" style:font-weight-asian="bold" style:font-weight-complex="bold"/>
    </style:style>
    <style:style style:name="T102" style:family="text">
      <style:text-properties fo:color="#000000" style:font-name="Liberation Serif" fo:font-size="11pt" style:font-size-asian="11pt" style:font-size-complex="11pt"/>
    </style:style>
    <style:style style:name="T103" style:family="text">
      <style:text-properties fo:color="#000000" style:font-name="Liberation Serif" fo:font-size="11pt" fo:font-weight="bold" style:font-size-asian="11pt" style:font-weight-asian="bold" style:font-size-complex="11pt" style:font-weight-complex="bold"/>
    </style:style>
    <style:style style:name="T104" style:family="text">
      <style:text-properties fo:color="#660066" style:font-name="Droid Sans Mono" fo:font-size="9pt" fo:font-weight="bold" style:font-weight-asian="bold" style:font-weight-complex="bold"/>
    </style:style>
    <style:style style:name="T105" style:family="text">
      <style:text-properties fo:color="#666600" style:font-name="Droid Sans Mono" fo:font-size="9pt"/>
    </style:style>
    <style:style style:name="T106" style:family="text">
      <style:text-properties fo:color="#666600" style:font-name="Droid Sans Mono" fo:font-size="9pt" fo:font-weight="bold" style:font-weight-asian="bold" style:font-weight-complex="bold"/>
    </style:style>
    <style:style style:name="T107" style:family="text">
      <style:text-properties fo:color="#666600" style:font-name="Liberation Serif" fo:font-size="11pt" style:font-size-asian="11pt" style:font-size-complex="11pt"/>
    </style:style>
    <style:style style:name="T108" style:family="text">
      <style:text-properties fo:color="#880000" style:font-name="Droid Sans Mono" fo:font-size="9pt"/>
    </style:style>
    <style:style style:name="T109" style:family="text">
      <style:text-properties fo:color="#880000" style:font-name="Droid Sans Mono" fo:font-size="9pt" fo:font-weight="bold" style:font-weight-asian="bold" style:font-weight-complex="bold"/>
    </style:style>
    <style:style style:name="T110" style:family="text">
      <style:text-properties fo:color="#880000" style:font-name="Liberation Serif" fo:font-size="11pt" style:font-size-asian="11pt" style:font-size-complex="11pt"/>
    </style:style>
    <style:style style:name="T111" style:family="text">
      <style:text-properties fo:color="#880000" style:font-name="Liberation Serif" fo:font-size="11pt" fo:font-weight="bold" style:font-size-asian="11pt" style:font-weight-asian="bold" style:font-size-complex="11pt" style:font-weight-complex="bold"/>
    </style:style>
    <style:style style:name="T112" style:family="text">
      <style:text-properties fo:color="#0000ff" style:font-name="Droid Sans Mono" fo:font-size="9pt"/>
    </style:style>
    <style:style style:name="T113" style:family="text">
      <style:text-properties fo:color="#0000ff" style:font-name="Liberation Serif" fo:font-size="11pt" style:font-size-asian="11pt" style:font-size-complex="11pt"/>
    </style:style>
    <style:style style:name="T114" style:family="text">
      <style:text-properties fo:color="#ff0000" style:font-name="Droid Sans Mono" fo:font-size="9pt"/>
    </style:style>
    <style:style style:name="T115" style:family="text">
      <style:text-properties fo:color="#ff0000" style:font-name="Liberation Serif" fo:font-size="11pt" style:font-size-asian="11pt" style:font-size-complex="11pt"/>
    </style:style>
    <style:style style:name="T116" style:family="text">
      <style:text-properties fo:color="#0088cc" style:font-name="Liberation Serif" fo:font-size="11pt" style:font-size-asian="11pt" style:font-size-complex="11pt"/>
    </style:style>
    <style:style style:name="T117" style:family="text">
      <style:text-properties fo:color="#006600" style:font-name="Droid Sans Mono" fo:font-size="9pt"/>
    </style:style>
    <style:style style:name="T118" style:family="text">
      <style:text-properties fo:color="#006600" style:font-name="Liberation Serif" fo:font-size="11pt" style:font-size-asian="11pt" style:font-size-complex="11pt"/>
    </style:style>
    <style:style style:name="T119" style:family="text">
      <style:text-properties officeooo:rsid="0021e0f3"/>
    </style:style>
    <style:style style:name="T120" style:family="text">
      <style:text-properties style:font-name="Liberation Serif" fo:font-size="11pt" style:font-size-asian="11pt" style:font-size-complex="11pt"/>
    </style:style>
    <style:style style:name="T121" style:family="text">
      <style:text-properties style:font-name="Liberation Serif" fo:font-size="11pt" fo:letter-spacing="normal" fo:font-style="italic" fo:font-weight="normal" style:font-size-asian="11pt" style:font-size-complex="11pt"/>
    </style:style>
    <style:style style:name="T122" style:family="text">
      <style:text-properties style:font-name="Liberation Serif" fo:font-size="11pt" fo:letter-spacing="normal" fo:font-style="italic" fo:font-weight="normal" officeooo:rsid="00360911" style:font-size-asian="11pt" style:font-size-complex="11pt"/>
    </style:style>
    <style:style style:name="T123" style:family="text">
      <style:text-properties style:font-name="Liberation Serif" fo:font-size="10.5pt" fo:letter-spacing="normal" fo:font-weight="normal"/>
    </style:style>
    <style:style style:name="T124" style:family="text">
      <style:text-properties style:font-name="Liberation Serif" fo:letter-spacing="normal" fo:font-weight="normal"/>
    </style:style>
    <style:style style:name="T125" style:family="text">
      <style:text-properties style:font-name="Liberation Serif" fo:font-size="12pt" fo:letter-spacing="normal" fo:font-weight="normal" style:font-size-asian="12pt" style:font-size-complex="12pt"/>
    </style:style>
    <style:style style:name="T126" style:family="text">
      <style:text-properties officeooo:rsid="00264a03"/>
    </style:style>
    <style:style style:name="T127" style:family="text">
      <style:text-properties officeooo:rsid="002e96a5"/>
    </style:style>
    <style:style style:name="T128" style:family="text">
      <style:text-properties officeooo:rsid="003aba44"/>
    </style:style>
    <style:style style:name="T129" style:family="text">
      <style:text-properties officeooo:rsid="00463786"/>
    </style:style>
    <style:style style:name="T130" style:family="text">
      <style:text-properties fo:color="#007826" style:font-name="Liberation Serif" fo:font-size="11pt" style:font-size-asian="11pt" style:font-size-complex="11pt"/>
    </style:style>
    <style:style style:name="T131" style:family="text">
      <style:text-properties fo:color="#007826" style:font-name="Liberation Serif" fo:font-size="11pt" fo:font-weight="bold" style:font-size-asian="11pt" style:font-weight-asian="bold" style:font-size-complex="11pt"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angular.io/guide/router">https://angular.io/guide/router</text:a></text:p>
      <text:h text:style-name="P15" text:outline-level="1"><text:bookmark text:name="routing--navigation"/><text:span text:style-name="T17">Routing &amp; Navigation</text:span></text:h>
      <text:p text:style-name="P10"><text:span text:style-name="T52">El Angular </text:span><text:a xlink:type="simple" xlink:href="https://angular.io/api/router/Router"><text:span text:style-name="Strong_20_Emphasis"><text:span text:style-name="Source_20_Text">Router</text:span></text:span></text:a><text:span text:style-name="Strong_20_Emphasis"><text:span text:style-name="Source_20_Text"><text:span text:style-name="T19"> </text:span></text:span></text:span><text:span text:style-name="T52">permite </text:span><text:span text:style-name="T54">navegar </text:span><text:span text:style-name="T52">de una </text:span><text:a xlink:type="simple" xlink:href="https://angular.io/guide/glossary#view"><text:span text:style-name="T24">vista</text:span></text:a><text:span text:style-name="T52"> a la siguiente a medida que los usuarios realizan tareas de aplicación.</text:span></text:p>
      <text:p text:style-name="P10"><text:span text:style-name="T52">Esta guía cubre las características principales del enrutador, ilustrándolas a través de la evolución de una pequeña aplicación que puede</text:span><text:span text:style-name="T54">s</text:span><text:span text:style-name="T52"> </text:span><text:a xlink:type="simple" xlink:href="https://angular.io/generated/live-examples/router/eplnkr.html" office:target-frame-name="_blank" xlink:show="new"><text:span text:style-name="T24">Ejecutar en vivo en el navegador </text:span></text:a><text:a xlink:type="simple" xlink:href="https://angular.io/generated/live-examples/router/eplnkr.html" office:target-frame-name="_blank" xlink:show="new"><text:span text:style-name="T25">o</text:span></text:a><text:span text:style-name="T52"> </text:span><text:a xlink:type="simple" xlink:href="https://angular.io/generated/zips/router/router.zip"><text:span text:style-name="T24">descargar ejemplo</text:span></text:a><text:span text:style-name="T52"> .</text:span></text:p>
      <text:p text:style-name="Text_20_body"><text:line-break/><text:bookmark text:name="overview1"/><text:span text:style-name="T50"> </text:span><text:span text:style-name="T14">Descripción general</text:span></text:p>
      <text:p text:style-name="P3">El navegador es un modelo familiar de navegación de aplicaciones:</text:p>
      <text:list xml:id="list8404357322008987050" text:style-name="L1">
        <text:list-item>
          <text:p text:style-name="P4">Introduzca una URL en la barra de direcciones y el navegador navega a la página correspondiente.</text:p>
        </text:list-item>
      </text:list>
      <text:list xml:id="list3588331758905641839" text:style-name="L5">
        <text:list-item>
          <text:p text:style-name="P5">Haga clic en vínculos en la página y el navegador navega a una nueva página.</text:p>
        </text:list-item>
        <text:list-item>
          <text:p text:style-name="P5">Haga clic en los botones de avance y retroceso del navegador y el navegador navega hacia atrás y hacia adelante a través del historial de las páginas que ha visto.</text:p>
        </text:list-item>
      </text:list>
      <text:p text:style-name="P10"><text:span text:style-name="T52">El Angular </text:span><text:a xlink:type="simple" xlink:href="https://angular.io/api/router/Router"><text:span text:style-name="Source_20_Text"><text:span text:style-name="T32">Router</text:span></text:span></text:a><text:span text:style-name="T52">("el enrutador") toma prestado de este modelo. Puede interpretar una URL del navegador como una instrucción para navegar a una vista generada por el cliente. Puede pasar parámetros opcionales al componente de vista de soporte que le ayudan a decidir qué contenido específico presentar. Puede vincular el </text:span><text:span text:style-name="T53">router</text:span><text:span text:style-name="T52"> a </text:span><text:span text:style-name="T63">enlaces</text:span><text:span text:style-name="T52"> en una página y navegará a la vista de aplicación adecuada cuando el usuario haga clic en un </text:span><text:span text:style-name="T53">enlace</text:span><text:span text:style-name="T52">. Usted puede navegar imperativamente cuando el usuario hace clic en un botón, selecciona desde un </text:span><text:span text:style-name="T53">drop box</text:span><text:span text:style-name="T52">, o en respuesta a algún otro estímulo de cualquier fuente. Y el </text:span><text:span text:style-name="T53">router</text:span><text:span text:style-name="T52"> registra la actividad en el diario de historial del navegador para que los botones de avance y retroceso también funcionen.</text:span></text:p>
      <text:h text:style-name="P32" text:outline-level="2">Lo Básico</text:h>
      <text:p text:style-name="P2">Esta guía se desarrolla en fases, marcadas por hitos, a partir de un sencillo de dos pag<text:span text:style-name="T119">inas</text:span> y la construcción hacia un diseño modular, multi-vista con rutas <text:span text:style-name="T119">hijas</text:span>.</text:p>
      <text:p text:style-name="P2">Una introducción a algunos conceptos básicos del enrutador le ayudará a orientarse a los detalles que siguen.</text:p>
      <text:p text:style-name="P2"/>
      <text:p text:style-name="P10"><text:bookmark text:name="basics-base-href"/><text:bookmark text:name="base-href"/><text:span text:style-name="Emphasis"><text:span text:style-name="T13">&lt;base href&gt;</text:span></text:span></text:p>
      <text:p text:style-name="P10"><text:span text:style-name="Emphasis"><text:span text:style-name="T13"/></text:span></text:p>
      <text:p text:style-name="P24"><text:span text:style-name="T5">La mayoría de las aplicaciones de enrutamiento deben agregar un</text:span><text:span text:style-name="T6"> elemento</text:span><text:span text:style-name="T5"> </text:span><text:span text:style-name="Source_20_Text"><text:span text:style-name="T38">&lt;base&gt;</text:span></text:span><text:span text:style-name="T5"> </text:span><text:span text:style-name="T6">a </text:span><text:span text:style-name="Source_20_Text"><text:span text:style-name="T38">index.html </text:span></text:span><text:span text:style-name="T5">como el primer hijo de la etiqueta <text:s/></text:span><text:span text:style-name="Source_20_Text"><text:span text:style-name="T38">&lt;head&gt; </text:span></text:span><text:span text:style-name="T5">para indicar al enrutador cómo componer las URL de navegación.</text:span></text:p>
      <text:p text:style-name="P24"><text:span text:style-name="T5">Si la carpeta </text:span><text:span text:style-name="Source_20_Text"><text:span text:style-name="T38">app </text:span></text:span><text:span text:style-name="T5">es la raíz de la aplicación, como lo es para la aplicación de ejemplo, establezca el valor </text:span><text:span text:style-name="Source_20_Text"><text:span text:style-name="T38">href</text:span></text:span><text:span text:style-name="T5"> </text:span><text:span text:style-name="Emphasis"><text:span text:style-name="T5">exactamente</text:span></text:span><text:span text:style-name="T5"> como se muestra aquí.</text:span></text:p>
      <text:p text:style-name="Standard">src/index.html (base-href)</text:p>
      <text:p text:style-name="Standard"/>
      <text:p text:style-name="Standard"><text:span text:style-name="Source_20_Text"><text:span text:style-name="T99">&lt;base</text:span></text:span><text:span text:style-name="Source_20_Text"><text:span text:style-name="T101"> </text:span></text:span><text:span text:style-name="Source_20_Text"><text:span text:style-name="T104">href</text:span></text:span><text:span text:style-name="Source_20_Text"><text:span text:style-name="T106">=</text:span></text:span><text:span text:style-name="Source_20_Text"><text:span text:style-name="T109">"/"</text:span></text:span><text:span text:style-name="Source_20_Text"><text:span text:style-name="T99">&gt;</text:span></text:span></text:p>
      <text:h text:style-name="P36" text:outline-level="3"><text:soft-page-break/><text:span text:style-name="T126">I</text:span>mports <text:span text:style-name="T126">de Router</text:span></text:h>
      <text:p text:style-name="P23"><text:span text:style-name="T5">The Angular Router is an optional service that presents a particular component view for a given URL. It is not part of the Angular core. It is in its own library package, </text:span><text:span text:style-name="Source_20_Text"><text:span text:style-name="T38">@angular/router</text:span></text:span><text:span text:style-name="T5">. Import what you need from it as you would from any other Angular package.</text:span></text:p>
      <text:p text:style-name="P25"><text:span text:style-name="T5">El </text:span><text:span text:style-name="T7">Router en </text:span><text:span text:style-name="T5">angular es un servicio opcional que presenta una vista de componente particular para una URL determinada. No es parte del núcleo </text:span><text:span text:style-name="T7">de </text:span><text:span text:style-name="T5">Angular. Es</text:span><text:span text:style-name="T7">ta</text:span><text:span text:style-name="T5"> en su propio paquete de </text:span><text:span text:style-name="T7">librería</text:span><text:span text:style-name="T5">, </text:span><text:span text:style-name="Source_20_Text"><text:span text:style-name="T38">@angular/router</text:span></text:span><text:span text:style-name="T5">. Importe lo que necesita de él como lo haría con cualquier otro paquete Angular.</text:span></text:p>
      <text:p text:style-name="Standard">src/app/app.module.ts (import)</text:p>
      <text:p text:style-name="Standard"/>
      <text:p text:style-name="Standard"><text:span text:style-name="Source_20_Text"><text:span text:style-name="T112">import</text:span></text:span><text:span text:style-name="Source_20_Text"><text:span text:style-name="T100"> </text:span></text:span><text:span text:style-name="Source_20_Text"><text:span text:style-name="T105">{</text:span></text:span><text:span text:style-name="Source_20_Text"><text:span text:style-name="T100"> </text:span></text:span><text:span text:style-name="Source_20_Text"><text:span text:style-name="T114">RouterModule</text:span></text:span><text:span text:style-name="Source_20_Text"><text:span text:style-name="T105">,</text:span></text:span><text:span text:style-name="Source_20_Text"><text:span text:style-name="T100"> </text:span></text:span><text:span text:style-name="Source_20_Text"><text:span text:style-name="T114">Routes</text:span></text:span><text:span text:style-name="Source_20_Text"><text:span text:style-name="T100"> </text:span></text:span><text:span text:style-name="Source_20_Text"><text:span text:style-name="T105">}</text:span></text:span><text:span text:style-name="Source_20_Text"><text:span text:style-name="T100"> </text:span></text:span><text:span text:style-name="Source_20_Text"><text:span text:style-name="T112">from</text:span></text:span><text:span text:style-name="Source_20_Text"><text:span text:style-name="T100"> </text:span></text:span><text:span text:style-name="Source_20_Text"><text:span text:style-name="T108">'@angular/router'</text:span></text:span><text:span text:style-name="Source_20_Text"><text:span text:style-name="T105">;</text:span></text:span></text:p>
      <text:p text:style-name="Standard"><text:span text:style-name="Source_20_Text"><text:span text:style-name="T105"/></text:span></text:p>
      <text:p text:style-name="Standard"><text:span text:style-name="T42">Aprenderá sobre más opciones en los </text:span><text:a xlink:type="simple" xlink:href="https://angular.io/guide/router#browser-url-styles"><text:span text:style-name="T27">detalles a continuación</text:span></text:a><text:span text:style-name="T43"> </text:span><text:span text:style-name="T42">.</text:span></text:p>
      <text:h text:style-name="P35" text:outline-level="3"><text:bookmark text:name="basics-config"/><text:bookmark text:name="configuration"/>Configuration</text:h>
      <text:p text:style-name="P19"><text:span text:style-name="T5">Una aplicación Angular enrutada tiene una instancia singleton del servicio </text:span><text:a xlink:type="simple" xlink:href="https://angular.io/api/router/Router"><text:span text:style-name="Emphasis"><text:span text:style-name="Source_20_Text"><text:span text:style-name="T18">Router</text:span></text:span></text:span></text:a><text:span text:style-name="T5">. Cuando la URL del navegador cambia, ese enrutador busca un correspondiente </text:span><text:a xlink:type="simple" xlink:href="https://angular.io/api/router/Route"><text:span text:style-name="Source_20_Text"><text:span text:style-name="T28">Route</text:span></text:span></text:a><text:span text:style-name="T5"> desde el que puede determinar el componente que se va a mostrar.</text:span></text:p>
      <text:p text:style-name="P26"><text:span text:style-name="T5">Un enrutador no tiene rutas hasta que lo configure. El siguiente ejemplo crea cuatro definiciones de ruta, configura el enrutador a través del método </text:span><text:span text:style-name="Source_20_Text"><text:span text:style-name="T38">RouterModule.forRoot</text:span></text:span><text:span text:style-name="T5"> y agrega el resultado a</text:span><text:span text:style-name="T8">l</text:span><text:span text:style-name="T5"> </text:span><text:span text:style-name="T8">array</text:span><text:span text:style-name="T5"> de </text:span><text:span text:style-name="Source_20_Text"><text:span text:style-name="T38">imports </text:span></text:span><text:span text:style-name="Source_20_Text"><text:span text:style-name="T39">de</text:span></text:span><text:span text:style-name="T5">  </text:span><text:span text:style-name="Source_20_Text"><text:span text:style-name="T38">AppModule</text:span></text:span><text:span text:style-name="T5">'s </text:span><text:span text:style-name="Source_20_Text"><text:span text:style-name="T38">.</text:span></text:span></text:p>
      <text:p text:style-name="P10"><text:span text:style-name="T103">src/app/app.module.ts (excerpt)</text:span><text:span text:style-name="T120"></text:span></text:p>
      <text:p text:style-name="P7"/>
      <text:p text:style-name="P10"><text:span text:style-name="Source_20_Text"><text:span text:style-name="T113">const</text:span></text:span><text:span text:style-name="Source_20_Text"><text:span text:style-name="T102"> appRoutes</text:span></text:span><text:span text:style-name="Source_20_Text"><text:span text:style-name="T107">:</text:span></text:span><text:span text:style-name="Source_20_Text"><text:span text:style-name="T102"> </text:span></text:span><text:span text:style-name="Source_20_Text"><text:span text:style-name="T115">Routes</text:span></text:span><text:span text:style-name="Source_20_Text"><text:span text:style-name="T102"> </text:span></text:span><text:span text:style-name="Source_20_Text"><text:span text:style-name="T107">=</text:span></text:span><text:span text:style-name="Source_20_Text"><text:span text:style-name="T102"> </text:span></text:span><text:span text:style-name="Source_20_Text"><text:span text:style-name="T107">[</text:span></text:span></text:p>
      <text:p text:style-name="P10"><text:span text:style-name="Source_20_Text"><text:span text:style-name="T102"><text:s text:c="2"/></text:span></text:span><text:span text:style-name="Source_20_Text"><text:span text:style-name="T107">{</text:span></text:span><text:span text:style-name="Source_20_Text"><text:span text:style-name="T102"> path</text:span></text:span><text:span text:style-name="Source_20_Text"><text:span text:style-name="T107">:</text:span></text:span><text:span text:style-name="Source_20_Text"><text:span text:style-name="T102"> </text:span></text:span><text:span text:style-name="Source_20_Text"><text:span text:style-name="T110">'crisis-center'</text:span></text:span><text:span text:style-name="Source_20_Text"><text:span text:style-name="T107">,</text:span></text:span><text:span text:style-name="Source_20_Text"><text:span text:style-name="T102"> component</text:span></text:span><text:span text:style-name="Source_20_Text"><text:span text:style-name="T107">:</text:span></text:span><text:span text:style-name="Source_20_Text"><text:span text:style-name="T102"> </text:span></text:span><text:span text:style-name="Source_20_Text"><text:span text:style-name="T115">CrisisListComponent</text:span></text:span><text:span text:style-name="Source_20_Text"><text:span text:style-name="T102"> </text:span></text:span><text:span text:style-name="Source_20_Text"><text:span text:style-name="T107">},</text:span></text:span></text:p>
      <text:p text:style-name="P10"><text:span text:style-name="Source_20_Text"><text:span text:style-name="T102"><text:s text:c="2"/></text:span></text:span><text:span text:style-name="Source_20_Text"><text:span text:style-name="T107">{</text:span></text:span><text:span text:style-name="Source_20_Text"><text:span text:style-name="T102"> path</text:span></text:span><text:span text:style-name="Source_20_Text"><text:span text:style-name="T107">:</text:span></text:span><text:span text:style-name="Source_20_Text"><text:span text:style-name="T102"> </text:span></text:span><text:span text:style-name="Source_20_Text"><text:span text:style-name="T110">'hero/:id'</text:span></text:span><text:span text:style-name="Source_20_Text"><text:span text:style-name="T107">,</text:span></text:span><text:span text:style-name="Source_20_Text"><text:span text:style-name="T102"> <text:s text:c="5"/>component</text:span></text:span><text:span text:style-name="Source_20_Text"><text:span text:style-name="T107">:</text:span></text:span><text:span text:style-name="Source_20_Text"><text:span text:style-name="T102"> </text:span></text:span><text:span text:style-name="Source_20_Text"><text:span text:style-name="T115">HeroDetailComponent</text:span></text:span><text:span text:style-name="Source_20_Text"><text:span text:style-name="T102"> </text:span></text:span><text:span text:style-name="Source_20_Text"><text:span text:style-name="T107">},</text:span></text:span></text:p>
      <text:p text:style-name="P10"><text:span text:style-name="Source_20_Text"><text:span text:style-name="T102"><text:s text:c="2"/></text:span></text:span><text:span text:style-name="Source_20_Text"><text:span text:style-name="T107">{</text:span></text:span></text:p>
      <text:p text:style-name="P10"><text:span text:style-name="Source_20_Text"><text:span text:style-name="T102"><text:s text:c="4"/>path</text:span></text:span><text:span text:style-name="Source_20_Text"><text:span text:style-name="T107">:</text:span></text:span><text:span text:style-name="Source_20_Text"><text:span text:style-name="T102"> </text:span></text:span><text:span text:style-name="Source_20_Text"><text:span text:style-name="T110">'heroes'</text:span></text:span><text:span text:style-name="Source_20_Text"><text:span text:style-name="T107">,</text:span></text:span></text:p>
      <text:p text:style-name="P10"><text:span text:style-name="Source_20_Text"><text:span text:style-name="T102"><text:s text:c="4"/>component</text:span></text:span><text:span text:style-name="Source_20_Text"><text:span text:style-name="T107">:</text:span></text:span><text:span text:style-name="Source_20_Text"><text:span text:style-name="T102"> </text:span></text:span><text:span text:style-name="Source_20_Text"><text:span text:style-name="T115">HeroListComponent</text:span></text:span><text:span text:style-name="Source_20_Text"><text:span text:style-name="T107">,</text:span></text:span></text:p>
      <text:p text:style-name="P10"><text:span text:style-name="Source_20_Text"><text:span text:style-name="T102"><text:s text:c="4"/>data</text:span></text:span><text:span text:style-name="Source_20_Text"><text:span text:style-name="T107">:</text:span></text:span><text:span text:style-name="Source_20_Text"><text:span text:style-name="T102"> </text:span></text:span><text:span text:style-name="Source_20_Text"><text:span text:style-name="T107">{</text:span></text:span><text:span text:style-name="Source_20_Text"><text:span text:style-name="T102"> title</text:span></text:span><text:span text:style-name="Source_20_Text"><text:span text:style-name="T107">:</text:span></text:span><text:span text:style-name="Source_20_Text"><text:span text:style-name="T102"> </text:span></text:span><text:span text:style-name="Source_20_Text"><text:span text:style-name="T110">'Heroes List'</text:span></text:span><text:span text:style-name="Source_20_Text"><text:span text:style-name="T102"> </text:span></text:span><text:span text:style-name="Source_20_Text"><text:span text:style-name="T107">}</text:span></text:span></text:p>
      <text:p text:style-name="P10"><text:span text:style-name="Source_20_Text"><text:span text:style-name="T102"><text:s text:c="2"/></text:span></text:span><text:span text:style-name="Source_20_Text"><text:span text:style-name="T107">},</text:span></text:span></text:p>
      <text:p text:style-name="P10"><text:span text:style-name="Source_20_Text"><text:span text:style-name="T102"><text:s text:c="2"/></text:span></text:span><text:span text:style-name="Source_20_Text"><text:span text:style-name="T107">{</text:span></text:span><text:span text:style-name="Source_20_Text"><text:span text:style-name="T102"> path</text:span></text:span><text:span text:style-name="Source_20_Text"><text:span text:style-name="T107">:</text:span></text:span><text:span text:style-name="Source_20_Text"><text:span text:style-name="T102"> </text:span></text:span><text:span text:style-name="Source_20_Text"><text:span text:style-name="T110">''</text:span></text:span><text:span text:style-name="Source_20_Text"><text:span text:style-name="T107">,</text:span></text:span></text:p>
      <text:p text:style-name="P10"><text:span text:style-name="Source_20_Text"><text:span text:style-name="T102"><text:s text:c="4"/>redirectTo</text:span></text:span><text:span text:style-name="Source_20_Text"><text:span text:style-name="T107">:</text:span></text:span><text:span text:style-name="Source_20_Text"><text:span text:style-name="T102"> </text:span></text:span><text:span text:style-name="Source_20_Text"><text:span text:style-name="T110">'/heroes'</text:span></text:span><text:span text:style-name="Source_20_Text"><text:span text:style-name="T107">,</text:span></text:span></text:p>
      <text:p text:style-name="P10"><text:span text:style-name="Source_20_Text"><text:span text:style-name="T102"><text:s text:c="4"/>pathMatch</text:span></text:span><text:span text:style-name="Source_20_Text"><text:span text:style-name="T107">:</text:span></text:span><text:span text:style-name="Source_20_Text"><text:span text:style-name="T102"> </text:span></text:span><text:span text:style-name="Source_20_Text"><text:span text:style-name="T110">'full'</text:span></text:span></text:p>
      <text:p text:style-name="P10"><text:span text:style-name="Source_20_Text"><text:span text:style-name="T102"><text:s text:c="2"/></text:span></text:span><text:span text:style-name="Source_20_Text"><text:span text:style-name="T107">},</text:span></text:span></text:p>
      <text:p text:style-name="P10"><text:span text:style-name="Source_20_Text"><text:span text:style-name="T102"><text:s text:c="2"/></text:span></text:span><text:span text:style-name="Source_20_Text"><text:span text:style-name="T107">{</text:span></text:span><text:span text:style-name="Source_20_Text"><text:span text:style-name="T102"> path</text:span></text:span><text:span text:style-name="Source_20_Text"><text:span text:style-name="T107">:</text:span></text:span><text:span text:style-name="Source_20_Text"><text:span text:style-name="T102"> </text:span></text:span><text:span text:style-name="Source_20_Text"><text:span text:style-name="T110">'**'</text:span></text:span><text:span text:style-name="Source_20_Text"><text:span text:style-name="T107">,</text:span></text:span><text:span text:style-name="Source_20_Text"><text:span text:style-name="T102"> component</text:span></text:span><text:span text:style-name="Source_20_Text"><text:span text:style-name="T107">:</text:span></text:span><text:span text:style-name="Source_20_Text"><text:span text:style-name="T102"> </text:span></text:span><text:span text:style-name="Source_20_Text"><text:span text:style-name="T115">PageNotFoundComponent</text:span></text:span><text:span text:style-name="Source_20_Text"><text:span text:style-name="T102"> </text:span></text:span><text:span text:style-name="Source_20_Text"><text:span text:style-name="T107">}</text:span></text:span></text:p>
      <text:p text:style-name="P10"><text:span text:style-name="Source_20_Text"><text:span text:style-name="T120">];</text:span></text:span></text:p>
      <text:p text:style-name="P7"/>
      <text:p text:style-name="P10"><text:span text:style-name="Source_20_Text"><text:span text:style-name="T116">@NgModule</text:span></text:span><text:span text:style-name="Source_20_Text"><text:span text:style-name="T107">({</text:span></text:span></text:p>
      <text:p text:style-name="P10"><text:span text:style-name="Source_20_Text"><text:span text:style-name="T102"><text:s text:c="2"/>imports</text:span></text:span><text:span text:style-name="Source_20_Text"><text:span text:style-name="T107">:</text:span></text:span><text:span text:style-name="Source_20_Text"><text:span text:style-name="T102"> </text:span></text:span><text:span text:style-name="Source_20_Text"><text:span text:style-name="T107">[</text:span></text:span></text:p>
      <text:p text:style-name="P10"><text:span text:style-name="Source_20_Text"><text:span text:style-name="T102"><text:s text:c="4"/></text:span></text:span><text:span text:style-name="Source_20_Text"><text:span text:style-name="T115">RouterModule</text:span></text:span><text:span text:style-name="Source_20_Text"><text:span text:style-name="T107">.</text:span></text:span><text:span text:style-name="Source_20_Text"><text:span text:style-name="T102">forRoot</text:span></text:span><text:span text:style-name="Source_20_Text"><text:span text:style-name="T107">(</text:span></text:span></text:p>
      <text:p text:style-name="P10"><text:span text:style-name="Source_20_Text"><text:span text:style-name="T102"><text:s text:c="6"/>appRoutes</text:span></text:span><text:span text:style-name="Source_20_Text"><text:span text:style-name="T107">,</text:span></text:span></text:p>
      <text:p text:style-name="P10"><text:span text:style-name="Source_20_Text"><text:span text:style-name="T102"><text:s text:c="6"/></text:span></text:span><text:span text:style-name="Source_20_Text"><text:span text:style-name="T107">{</text:span></text:span><text:span text:style-name="Source_20_Text"><text:span text:style-name="T102"> enableTracing</text:span></text:span><text:span text:style-name="Source_20_Text"><text:span text:style-name="T107">:</text:span></text:span><text:span text:style-name="Source_20_Text"><text:span text:style-name="T102"> </text:span></text:span><text:span text:style-name="Source_20_Text"><text:span text:style-name="T113">true</text:span></text:span><text:span text:style-name="Source_20_Text"><text:span text:style-name="T102"> </text:span></text:span><text:span text:style-name="Source_20_Text"><text:span text:style-name="T107">}</text:span></text:span><text:span text:style-name="Source_20_Text"><text:span text:style-name="T102"> </text:span></text:span><text:span text:style-name="Source_20_Text"><text:span text:style-name="T118">// &lt;-- debugging purposes only</text:span></text:span></text:p>
      <text:p text:style-name="P10"><text:span text:style-name="Source_20_Text"><text:span text:style-name="T102"><text:s text:c="4"/></text:span></text:span><text:span text:style-name="Source_20_Text"><text:span text:style-name="T107">)</text:span></text:span></text:p>
      <text:p text:style-name="P10"><text:span text:style-name="Source_20_Text"><text:span text:style-name="T102"><text:s text:c="4"/></text:span></text:span><text:span text:style-name="Source_20_Text"><text:span text:style-name="T118">// other imports here</text:span></text:span></text:p>
      <text:p text:style-name="P10"><text:span text:style-name="Source_20_Text"><text:span text:style-name="T102"><text:s text:c="2"/></text:span></text:span><text:span text:style-name="Source_20_Text"><text:span text:style-name="T107">],</text:span></text:span></text:p>
      <text:p text:style-name="P10"><text:soft-page-break/><text:span text:style-name="Source_20_Text"><text:span text:style-name="T102"><text:s text:c="2"/></text:span></text:span><text:span text:style-name="Source_20_Text"><text:span text:style-name="T107">...</text:span></text:span></text:p>
      <text:p text:style-name="P10"><text:span text:style-name="Source_20_Text"><text:span text:style-name="T120">})</text:span></text:span></text:p>
      <text:p text:style-name="P10"><text:span text:style-name="Source_20_Text"><text:span text:style-name="T113">export</text:span></text:span><text:span text:style-name="Source_20_Text"><text:span text:style-name="T102"> </text:span></text:span><text:span text:style-name="Source_20_Text"><text:span text:style-name="T113">class</text:span></text:span><text:span text:style-name="Source_20_Text"><text:span text:style-name="T102"> </text:span></text:span><text:span text:style-name="Source_20_Text"><text:span text:style-name="T115">AppModule</text:span></text:span><text:span text:style-name="Source_20_Text"><text:span text:style-name="T102"> </text:span></text:span><text:span text:style-name="Source_20_Text"><text:span text:style-name="T107">{</text:span></text:span><text:span text:style-name="Source_20_Text"><text:span text:style-name="T102"> </text:span></text:span><text:span text:style-name="Source_20_Text"><text:span text:style-name="T107">}</text:span></text:span></text:p>
      <text:p text:style-name="P10"><text:span text:style-name="Source_20_Text"><text:span text:style-name="T107"/></text:span></text:p>
      <text:p text:style-name="P10"><text:span text:style-name="T52">El </text:span><text:span text:style-name="T55">array</text:span><text:span text:style-name="T52"> </text:span><text:span text:style-name="Source_20_Text"><text:span text:style-name="T47">appRoutes</text:span></text:span><text:span text:style-name="T52"> de </text:span><text:span text:style-name="Emphasis"><text:span text:style-name="T52">rutas</text:span></text:span><text:span text:style-name="T52"> describe cómo navegar. Pase al método </text:span><text:span text:style-name="Source_20_Text"><text:span text:style-name="T47">RouterModule.forRoot</text:span></text:span><text:span text:style-name="T52"> en el módulo </text:span><text:span text:style-name="Source_20_Text"><text:span text:style-name="T47">imports </text:span></text:span><text:span text:style-name="T52">para configurar el enrutador.</text:span></text:p>
      <text:p text:style-name="P10"><text:span text:style-name="T52">Cada </text:span><text:a xlink:type="simple" xlink:href="https://angular.io/api/router/Route"><text:span text:style-name="Source_20_Text">Route</text:span></text:a><text:span text:style-name="Source_20_Text"><text:span text:style-name="T32"> </text:span></text:span><text:span text:style-name="T52">asigna un </text:span><text:span text:style-name="Source_20_Text"><text:span text:style-name="T47">path</text:span></text:span><text:span text:style-name="T52"> URL </text:span><text:span text:style-name="T55">para </text:span><text:span text:style-name="T52">un componente. No </text:span><text:span text:style-name="Emphasis"><text:span text:style-name="T52">hay barras inclinadas</text:span></text:span><text:span text:style-name="T52"> en la </text:span><text:span text:style-name="Emphasis"><text:span text:style-name="T52">ruta</text:span></text:span><text:span text:style-name="T52"> . El enrutador analiza y construye la URL final para usted, lo que le permite utilizar las rutas relativas y absolutas al navegar entre las vistas de la aplicación.</text:span></text:p>
      <text:p text:style-name="P10"><text:span text:style-name="T52">La </text:span><text:span text:style-name="Source_20_Text"><text:span text:style-name="T47">:id </text:span></text:span><text:span text:style-name="T55">en la s</text:span><text:span text:style-name="T52">egunda ruta es un token para un parámetro de ruta. En una URL como </text:span><text:span text:style-name="Source_20_Text"><text:span text:style-name="T47">/hero/42</text:span></text:span><text:span text:style-name="T52">, "42" es el valor del parámetro </text:span><text:span text:style-name="Source_20_Text"><text:span text:style-name="T47">id</text:span></text:span><text:span text:style-name="T52">. El correspondiente </text:span><text:span text:style-name="Source_20_Text"><text:span text:style-name="T47">HeroDetailComponent</text:span></text:span><text:span text:style-name="T52"> utilizará ese valor para encontrar y presentar al héroe cuyo </text:span><text:span text:style-name="Source_20_Text"><text:span text:style-name="T47">id </text:span></text:span><text:span text:style-name="T52">es 42. Más adelante aprenderá más sobre los parámetros de ruta en esta guía.</text:span></text:p>
      <text:p text:style-name="P10"><text:span text:style-name="T52">La propiedad </text:span><text:span text:style-name="Source_20_Text"><text:span text:style-name="T47">data</text:span></text:span><text:span text:style-name="T52"> en la tercera ruta es un lugar para almacenar datos arbitrarios asociados con esta ruta específica. La propiedad </text:span><text:span text:style-name="T56">data</text:span><text:span text:style-name="T52"> es accesible dentro de cada ruta activada. Utilícelo para almacenar elementos como títulos de página, texto breadcrumb </text:span><text:span text:style-name="T56">y</text:span><text:span text:style-name="T52"> otros datos </text:span><text:span text:style-name="Emphasis"><text:span text:style-name="T52">estáticos de</text:span></text:span><text:span text:style-name="T52"> sólo lectura . Utilizará el </text:span><text:a xlink:type="simple" xlink:href="https://angular.io/guide/router#resolve-guard">resolve guard</text:a><text:span text:style-name="T24"> </text:span><text:span text:style-name="T52"> para recuperar datos </text:span><text:span text:style-name="Emphasis"><text:span text:style-name="T52">dinámicos</text:span></text:span><text:span text:style-name="T52"> más adelante en la guía.</text:span></text:p>
      <text:p text:style-name="P10"><text:span text:style-name="T52">El </text:span><text:span text:style-name="T64">path </text:span><text:span text:style-name="Strong_20_Emphasis"><text:span text:style-name="T65">vacío</text:span></text:span><text:span text:style-name="Strong_20_Emphasis"><text:span text:style-name="T66">(empty path)</text:span></text:span><text:span text:style-name="T52"> en la cuarta ruta representa la ruta predeterminada para la aplicación, el lugar donde ir cuando la ruta en la URL está vacía, como suele ser al principio. Esta ruta predeterminada redirecciona a la ruta para </text:span><text:span text:style-name="T57">las URL</text:span><text:span text:style-name="T52"> </text:span><text:span text:style-name="Source_20_Text"><text:span text:style-name="T47">/heroes</text:span></text:span><text:span text:style-name="T52"> y, por lo tanto, mostrará el </text:span><text:span text:style-name="Source_20_Text"><text:span text:style-name="T47">HeroesListComponent</text:span></text:span><text:span text:style-name="T52">.</text:span></text:p>
      <text:p text:style-name="P10"><text:span text:style-name="T52">La ruta </text:span><text:span text:style-name="Source_20_Text"><text:span text:style-name="T47">**</text:span></text:span><text:span text:style-name="T52"> en la última ruta es un </text:span><text:span text:style-name="Strong_20_Emphasis"><text:span text:style-name="T65">comodín</text:span></text:span><text:span text:style-name="T52"> . El enrutador seleccionará esta ruta si la URL solicitada no coincide con ninguna de las rutas definidas anteriormente en la configuración. Esto es útil para mostrar una página "404 - Not Found" o para redirigir a otra ruta.</text:span></text:p>
      <text:p text:style-name="P10"><text:span text:style-name="Strong_20_Emphasis"><text:span text:style-name="T65">El orden de las rutas en la configuración importa</text:span></text:span><text:span text:style-name="T52"> y esto es por diseño. El enrutador usa una estrategia de </text:span><text:span text:style-name="T58">ganar la </text:span><text:span text:style-name="Strong_20_Emphasis"><text:span text:style-name="T67">first-match(1ra coincidencia) </text:span></text:span><text:span text:style-name="T52"> cuando </text:span><text:span text:style-name="T58">coinciden</text:span><text:span text:style-name="T52"> rutas, por lo que se deben colocar rutas más específicas por encima de rutas menos específicas. En la configuración anterior, las rutas con una </text:span><text:span text:style-name="T59">path </text:span><text:span text:style-name="T52">estátic</text:span><text:span text:style-name="T59">o</text:span><text:span text:style-name="T52"> se enumeran en primer lugar, seguido por una ruta de </text:span><text:span text:style-name="T59">path </text:span><text:span text:style-name="T52">vací</text:span><text:span text:style-name="T59">o</text:span><text:span text:style-name="T52">, que coincide con la ruta predeterminada. La ruta comodín es la última porque coincide con </text:span><text:span text:style-name="Emphasis"><text:span text:style-name="T52">cada URL</text:span></text:span><text:span text:style-name="T52"> y debe seleccionarse </text:span><text:span text:style-name="Emphasis"><text:span text:style-name="T52">sólo</text:span></text:span><text:span text:style-name="T52"> si no hay otras rutas que coincidan primero.</text:span></text:p>
      <text:p text:style-name="P10"><text:span text:style-name="T52">Si necesita ver qué eventos están ocurriendo durante el ciclo de vida de la navegación, existe la opción </text:span><text:span text:style-name="Strong_20_Emphasis"><text:span text:style-name="T65">enableTracing</text:span></text:span><text:span text:style-name="T52"> como parte de la configuración predeterminada del enrutador. Esto genera cada evento de enrutador que tuvo lugar durante cada ciclo de vida de navegación a la consola del navegador. Esto sólo debe usarse para propósitos de </text:span><text:span text:style-name="Emphasis"><text:span text:style-name="T52">depuración</text:span></text:span><text:span text:style-name="T52"> . Establece la opción </text:span><text:span text:style-name="Source_20_Text"><text:span text:style-name="T47">enableTracing: true</text:span></text:span><text:span text:style-name="T52"> en el objeto pasado como el segundo argumento al método </text:span><text:span text:style-name="Source_20_Text"><text:span text:style-name="T47">RouterModule.forRoot()</text:span></text:span><text:span text:style-name="T52">.</text:span></text:p>
      <text:p text:style-name="P17"><text:bookmark text:name="basics-router-outlet1"/><text:line-break/><text:bookmark text:name="basics-router-outlet"/><text:bookmark text:name="router-outlet"/><text:span text:style-name="T13">Router outlet</text:span></text:p>
      <text:p text:style-name="P10"><text:span text:style-name="T5">Dada esta configuración, cuando se convierte la URL del navegador para esta aplicación </text:span><text:span text:style-name="Source_20_Text"><text:span text:style-name="T38">/heroes</text:span></text:span><text:span text:style-name="T5">, el enrutador coincide con esa URL con </text:span><text:span text:style-name="T10">el path de </text:span><text:span text:style-name="T5">ruta  </text:span><text:span text:style-name="Source_20_Text"><text:span text:style-name="T38">/heroes </text:span></text:span><text:span text:style-name="T5">y muestra un </text:span><text:span text:style-name="Source_20_Text"><text:span text:style-name="T38">HeroListComponent </text:span></text:span><text:span text:style-name="Emphasis"><text:span text:style-name="T2">después de </text:span></text:span><text:span text:style-name="Emphasis"><text:span text:style-name="T3">un </text:span></text:span><text:a xlink:type="simple" xlink:href="https://angular.io/api/router/RouterOutlet"><text:span text:style-name="Source_20_Text"><text:span text:style-name="T28">RouterOutlet</text:span></text:span></text:a><text:span text:style-name="T50"> </text:span><text:span text:style-name="T5">que ha colocado en el HTML de la vista de host.</text:span></text:p>
      <text:p text:style-name="P10"><text:span text:style-name="T5"/></text:p>
      <text:p text:style-name="P10"><text:span text:style-name="Source_20_Text"><text:span text:style-name="T98">&lt;router-outlet&gt;&lt;/router-outlet&gt;</text:span></text:span></text:p>
      <text:p text:style-name="P10"><text:span text:style-name="Source_20_Text"><text:span text:style-name="T117">&lt;!-- Routed views go here --&gt;</text:span></text:span></text:p>
      <text:h text:style-name="P35" text:outline-level="3"><text:soft-page-break/></text:h>
      <text:h text:style-name="P35" text:outline-level="3"><text:bookmark text:name="basics-router-links"/><text:bookmark text:name="router-links"/>Router links</text:h>
      <text:p text:style-name="P22">Ahora tienes rutas configuradas y un lugar para procesarlas, pero ¿cómo navegas? La URL puede llegar directamente desde la barra de direcciones del navegador. Pero la mayoría de las veces navega como resultado de alguna acción del usuario, como el clic de una etiqueta <text:span text:style-name="T129">&lt;a&gt;</text:span>.</text:p>
      <text:p text:style-name="P22">Considere la siguiente plantilla:</text:p>
      <text:p text:style-name="P6"><text:span text:style-name="T1">src/app/app.component.ts (template)</text:span></text:p>
      <text:p text:style-name="P13"><text:span text:style-name="Source_20_Text"><text:span text:style-name="T113">template</text:span></text:span><text:span text:style-name="Source_20_Text"><text:span text:style-name="T107">:</text:span></text:span><text:span text:style-name="Source_20_Text"><text:span text:style-name="T102"> </text:span></text:span></text:p>
      <text:p text:style-name="P13"><text:span text:style-name="Source_20_Text"><text:span text:style-name="T110">` <text:s/>&lt;h1&gt;Angular Router&lt;/h1&gt;</text:span></text:span></text:p>
      <text:p text:style-name="Standard"><text:span text:style-name="Source_20_Text"><text:span text:style-name="T110"><text:s text:c="2"/>&lt;nav&gt;</text:span></text:span></text:p>
      <text:p text:style-name="Standard"><text:span text:style-name="Source_20_Text"><text:span text:style-name="T110"><text:s text:c="4"/></text:span></text:span><text:span text:style-name="Source_20_Text"><text:span text:style-name="T111">&lt;a</text:span></text:span><text:span text:style-name="Source_20_Text"><text:span text:style-name="T110"> </text:span></text:span><text:span text:style-name="Source_20_Text"><text:span text:style-name="T131">routerLink</text:span></text:span><text:span text:style-name="Source_20_Text"><text:span text:style-name="T110">="/crisis-center" </text:span></text:span><text:span text:style-name="Source_20_Text"><text:span text:style-name="T131">routerLinkActive</text:span></text:span><text:span text:style-name="Source_20_Text"><text:span text:style-name="T110">="active"&gt;Crisis Center</text:span></text:span><text:span text:style-name="Source_20_Text"><text:span text:style-name="T111">&lt;/a&gt;</text:span></text:span></text:p>
      <text:p text:style-name="Standard"><text:span text:style-name="Source_20_Text"><text:span text:style-name="T110"><text:s text:c="3"/></text:span></text:span><text:span text:style-name="Source_20_Text"><text:span text:style-name="T111"><text:s/>&lt;a </text:span></text:span><text:span text:style-name="Source_20_Text"><text:span text:style-name="T131">routerLink</text:span></text:span><text:span text:style-name="Source_20_Text"><text:span text:style-name="T110">="/heroes" </text:span></text:span><text:span text:style-name="Source_20_Text"><text:span text:style-name="T131">routerLinkActive</text:span></text:span><text:span text:style-name="Source_20_Text"><text:span text:style-name="T110">="active"&gt;Heroes</text:span></text:span><text:span text:style-name="Source_20_Text"><text:span text:style-name="T111">&lt;/a&gt;</text:span></text:span></text:p>
      <text:p text:style-name="Standard"><text:span text:style-name="Source_20_Text"><text:span text:style-name="T110"><text:s text:c="2"/>&lt;/nav&gt;</text:span></text:span></text:p>
      <text:p text:style-name="P14"><text:span text:style-name="Source_20_Text"><text:span text:style-name="T110"><text:s text:c="2"/>&lt;router-outlet&gt;&lt;/router-outlet&gt;</text:span></text:span><text:span text:style-name="Source_20_Text"><text:span text:style-name="T108">`</text:span></text:span></text:p>
      <text:p text:style-name="P14"><text:span text:style-name="Source_20_Text"><text:span text:style-name="T108"/></text:span></text:p>
      <text:p text:style-name="P10"><text:span text:style-name="T52">Las directivas </text:span><text:a xlink:type="simple" xlink:href="https://angular.io/api/router/RouterLink"><text:span text:style-name="Source_20_Text"><text:span text:style-name="T32">RouterLink</text:span></text:span></text:a><text:span text:style-name="T52"> de las etiquetas </text:span><text:span text:style-name="T60">&lt;a&gt; </text:span><text:span text:style-name="T52">proporcionan al router el control sobre dichos elementos. </text:span><text:span text:style-name="T60">Los path </text:span><text:span text:style-name="T52">de navegación son fij</text:span><text:span text:style-name="T60">o</text:span><text:span text:style-name="T52">s, por lo que puede asignar una cadena a la </text:span><text:span text:style-name="Source_20_Text"><text:span text:style-name="T47">routerLink </text:span></text:span><text:span text:style-name="T52">(una "única" vinculación <text:s/>a "one-time" binding ).</text:span></text:p>
      <text:p text:style-name="P10"><text:span text:style-name="T52">Si </text:span><text:span text:style-name="T60">el path</text:span><text:span text:style-name="T52"> de navegación fuera más dinámic</text:span><text:span text:style-name="T60">o</text:span><text:span text:style-name="T52">, podría haber</text:span><text:span text:style-name="T60">se</text:span><text:span text:style-name="T52"> enlazado a una expresión de plantilla que </text:span><text:span text:style-name="T60">retorna</text:span><text:span text:style-name="T52"> un </text:span><text:span text:style-name="T60">array </text:span><text:span text:style-name="T52">de parámetros de vínculo de ruta ( </text:span><text:span text:style-name="T60">array </text:span><text:span text:style-name="Emphasis"><text:span text:style-name="T52">de parámetros de </text:span></text:span><text:span text:style-name="Emphasis"><text:span text:style-name="T60">link</text:span></text:span><text:span text:style-name="T52">). El enrutador resuelve es</text:span><text:span text:style-name="T60">e</text:span><text:span text:style-name="T52"> </text:span><text:span text:style-name="T60">array</text:span><text:span text:style-name="T52"> en una URL completa.</text:span></text:p>
      <text:p text:style-name="P10"><text:span text:style-name="T52">La directiva </text:span><text:a xlink:type="simple" xlink:href="https://angular.io/api/router/RouterLinkActive"><text:span text:style-name="Strong_20_Emphasis"><text:span text:style-name="Source_20_Text"><text:span text:style-name="T19">RouterLinkActive</text:span></text:span></text:span></text:a><text:span text:style-name="T52"> sobre cada etiqueta </text:span><text:span text:style-name="T61">&lt;a&gt;</text:span><text:span text:style-name="T52"> ayuda a distinguir visualmente el </text:span><text:span text:style-name="T61">&lt;a&gt;</text:span><text:span text:style-name="T52"> de la ruta "activa" actualmente seleccionada. El enrutador agrega la clase CSS </text:span><text:span text:style-name="Source_20_Text"><text:span text:style-name="T47">active</text:span></text:span><text:span text:style-name="T52"> al elemento cuando el </text:span><text:span text:style-name="Emphasis"><text:span text:style-name="T125">RouterLink</text:span></text:span><text:span text:style-name="T68"> </text:span><text:span text:style-name="T52">asociado se activa. Puede agregar esta directiva al </text:span><text:span text:style-name="T61">&lt;a&gt;</text:span><text:span text:style-name="T52"> o a su elemento </text:span><text:span text:style-name="T61">padre</text:span><text:span text:style-name="T52">.</text:span></text:p>
      <text:p text:style-name="P10"><text:span text:style-name="T52"/></text:p>
      <text:p text:style-name="Standard"><text:span text:style-name="T5"><text:s/>&lt;li class="nav-item" </text:span><text:span text:style-name="T95">routerLinkActive</text:span><text:span text:style-name="T5">="active" &gt;</text:span></text:p>
      <text:p text:style-name="Standard"><text:span text:style-name="T5"><text:s text:c="8"/><text:tab/>&lt;a class="nav-link" [</text:span><text:span text:style-name="T95">routerLink</text:span><text:span text:style-name="T5">]="['home']" &gt;Home&lt;/a&gt;</text:span></text:p>
      <text:p text:style-name="Standard"><text:span text:style-name="T5">&lt;/li&gt;</text:span></text:p>
      <text:h text:style-name="P35" text:outline-level="3"><text:bookmark text:name="basics-router-state"/><text:bookmark text:name="router-state"/><text:span text:style-name="T127">Estado </text:span>Router </text:h>
      <text:p text:style-name="P12"><text:span text:style-name="T52">Después del final de cada ciclo de vida de navegación exitoso, el enrutador crea un árbol de objetos </text:span><text:a xlink:type="simple" xlink:href="https://angular.io/api/router/ActivatedRoute"><text:span text:style-name="Source_20_Text"><text:span text:style-name="T32">ActivatedRoute</text:span></text:span></text:a><text:span text:style-name="T52"> que forman el estado actual del </text:span><text:span text:style-name="T62">router</text:span><text:span text:style-name="T52">. Puede acceder a</text:span><text:span text:style-name="T62">l actual</text:span><text:span text:style-name="T52">  </text:span><text:a xlink:type="simple" xlink:href="https://angular.io/api/router/RouterState"><text:span text:style-name="Source_20_Text">RouterState</text:span></text:a><text:span text:style-name="Source_20_Text"><text:span text:style-name="T32"> </text:span></text:span><text:span text:style-name="T52">desde cualquier lugar de la aplicación utilizando el servicio </text:span><text:a xlink:type="simple" xlink:href="https://angular.io/api/router/Router"><text:span text:style-name="Source_20_Text"><text:span text:style-name="T32">Router</text:span></text:span></text:a><text:span text:style-name="T52"> y la propiedad </text:span><text:span text:style-name="Source_20_Text"><text:span text:style-name="T47">routerState</text:span></text:span><text:span text:style-name="T52">.</text:span></text:p>
      <text:p text:style-name="P12"><text:span text:style-name="T52">Cada  </text:span><text:a xlink:type="simple" xlink:href="https://angular.io/api/router/ActivatedRoute"><text:span text:style-name="Source_20_Text">ActivatedRoute</text:span></text:a><text:span text:style-name="Source_20_Text"><text:span text:style-name="T32"> </text:span></text:span><text:span text:style-name="Source_20_Text"><text:span text:style-name="T33">en el provides</text:span></text:span><text:span text:style-name="T52"> </text:span><text:a xlink:type="simple" xlink:href="https://angular.io/api/router/RouterState"><text:span text:style-name="Source_20_Text">RouterState</text:span></text:a><text:span text:style-name="Source_20_Text"><text:span text:style-name="T32"> </text:span></text:span><text:span text:style-name="T52">proporciona métodos para desplazarse hacia arriba y hacia abajo del árbol de rutas para obtener información de las rutas de padres, hijos y hermanos</text:span><text:span text:style-name="T62">(parent, child and sibling)</text:span><text:span text:style-name="T52">.</text:span></text:p>
      <text:h text:style-name="P34" text:outline-level="3"><text:bookmark text:name="router-events"/><text:soft-page-break/><text:span text:style-name="T13"><text:s/>Events Router</text:span></text:h>
      <text:p text:style-name="P10"><text:span text:style-name="T52">Durante cada navegación, </text:span><text:a xlink:type="simple" xlink:href="https://angular.io/api/router/Router"><text:span text:style-name="Source_20_Text">Router</text:span></text:a><text:span text:style-name="Source_20_Text"><text:span text:style-name="T32"> </text:span></text:span><text:span text:style-name="T52">emite eventos de navegación a través de la propiedad </text:span><text:span text:style-name="Source_20_Text"><text:span text:style-name="T47">Router.events</text:span></text:span><text:span text:style-name="T52">. Estos eventos van desde cuando la navegación comienza y termina hasta muchos puntos intermedios. La lista completa de eventos de navegación se muestra en la siguiente tabla.</text:span></text:p>
      <table:table table:name="Tabla1" table:style-name="Tabla1">
        <table:table-column table:style-name="Tabla1.A"/>
        <table:table-column table:style-name="Tabla1.B"/>
        <table:table-row>
          <table:table-cell table:style-name="Tabla1.A1" office:value-type="string">
            <text:p text:style-name="P9">Event<text:span text:style-name="T128">o de </text:span>Router </text:p>
          </table:table-cell>
          <table:table-cell table:style-name="Tabla1.A1" office:value-type="string">
            <text:p text:style-name="P9">Descripción</text:p>
          </table:table-cell>
        </table:table-row>
        <table:table-row>
          <table:table-cell table:style-name="Tabla1.A2" office:value-type="string">
            <text:p text:style-name="Standard"><text:a xlink:type="simple" xlink:href="https://angular.io/api/router/NavigationStart"><text:span text:style-name="Source_20_Text"><text:span text:style-name="T97">NavigationStart</text:span></text:span></text:a></text:p>
          </table:table-cell>
          <table:table-cell table:style-name="Tabla1.A2" office:value-type="string">
            <text:p text:style-name="Standard"><text:span text:style-name="T69">Un </text:span><text:a xlink:type="simple" xlink:href="https://angular.io/api/router/NavigationStart"><text:span text:style-name="T26">evento se</text:span></text:a><text:span text:style-name="T77"> </text:span><text:span text:style-name="T78">dispara</text:span><text:span text:style-name="T69"> cuando se inicia la navegación.</text:span></text:p>
          </table:table-cell>
        </table:table-row>
        <table:table-row>
          <table:table-cell table:style-name="Tabla1.A2" office:value-type="string">
            <text:p text:style-name="Standard"><text:a xlink:type="simple" xlink:href="https://angular.io/api/router/RoutesRecognized"><text:span text:style-name="Source_20_Text"><text:span text:style-name="T97">RoutesRecognized</text:span></text:span></text:a></text:p>
          </table:table-cell>
          <table:table-cell table:style-name="Tabla1.A2" office:value-type="string">
            <text:p text:style-name="Standard"><text:span text:style-name="T69">Un </text:span><text:a xlink:type="simple" xlink:href="https://angular.io/api/router/RoutesRecognized">e</text:a><text:span text:style-name="T93">vento</text:span><text:span text:style-name="T77"> </text:span><text:span text:style-name="T78">se dispara</text:span><text:span text:style-name="T69"> cuando el </text:span><text:span text:style-name="T74">router</text:span><text:span text:style-name="T69"> analiza</text:span><text:span text:style-name="T74">(parse)</text:span><text:span text:style-name="T69"> la URL y las rutas son reconocidos.</text:span></text:p>
          </table:table-cell>
        </table:table-row>
        <table:table-row>
          <table:table-cell table:style-name="Tabla1.A2" office:value-type="string">
            <text:p text:style-name="Standard"><text:a xlink:type="simple" xlink:href="https://angular.io/api/router/RouteConfigLoadStart"><text:span text:style-name="Source_20_Text"><text:span text:style-name="T97">RouteConfigLoadStart</text:span></text:span></text:a></text:p>
          </table:table-cell>
          <table:table-cell table:style-name="Tabla1.A2" office:value-type="string">
            <text:p text:style-name="Standard"><text:span text:style-name="T69">Un </text:span><text:a xlink:type="simple" xlink:href="https://angular.io/api/router/RoutesRecognized">e</text:a><text:span text:style-name="T93">vento</text:span><text:span text:style-name="T69"> </text:span><text:span text:style-name="T74">se dispara </text:span><text:span text:style-name="T75">antes</text:span><text:span text:style-name="T69"> de que una ruta ha sido cargada con lazy.</text:span></text:p>
          </table:table-cell>
        </table:table-row>
        <table:table-row>
          <table:table-cell table:style-name="Tabla1.A2" office:value-type="string">
            <text:p text:style-name="Standard"><text:a xlink:type="simple" xlink:href="https://angular.io/api/router/RouteConfigLoadEnd"><text:span text:style-name="Source_20_Text"><text:span text:style-name="T97">RouteConfigLoadEnd</text:span></text:span></text:a></text:p>
          </table:table-cell>
          <table:table-cell table:style-name="Tabla1.A2" office:value-type="string">
            <text:p text:style-name="Standard"><text:span text:style-name="T69">Un </text:span><text:a xlink:type="simple" xlink:href="https://angular.io/api/router/RoutesRecognized">e</text:a><text:span text:style-name="T93">vento</text:span><text:span text:style-name="T69"> </text:span><text:span text:style-name="T74">se dispara </text:span><text:span text:style-name="T69">después de que una ruta ha sido cargada con lazy.</text:span></text:p>
          </table:table-cell>
        </table:table-row>
        <table:table-row>
          <table:table-cell table:style-name="Tabla1.A2" office:value-type="string">
            <text:p text:style-name="Standard"><text:a xlink:type="simple" xlink:href="https://angular.io/api/router/NavigationEnd"><text:span text:style-name="Source_20_Text"><text:span text:style-name="T97">NavigationEnd</text:span></text:span></text:a></text:p>
          </table:table-cell>
          <table:table-cell table:style-name="Tabla1.A2" office:value-type="string">
            <text:p text:style-name="Standard"><text:span text:style-name="T69">Un </text:span><text:a xlink:type="simple" xlink:href="https://angular.io/api/router/RoutesRecognized">e</text:a><text:span text:style-name="T93">vento</text:span><text:span text:style-name="T69"> </text:span><text:span text:style-name="T74">se dispara </text:span><text:span text:style-name="T69">cuando la navegación finaliza correctamente.</text:span></text:p>
          </table:table-cell>
        </table:table-row>
        <table:table-row>
          <table:table-cell table:style-name="Tabla1.A2" office:value-type="string">
            <text:p text:style-name="Standard"><text:a xlink:type="simple" xlink:href="https://angular.io/api/router/NavigationCancel"><text:span text:style-name="Source_20_Text"><text:span text:style-name="T97">NavigationCancel</text:span></text:span></text:a></text:p>
          </table:table-cell>
          <table:table-cell table:style-name="Tabla1.A2" office:value-type="string">
            <text:p text:style-name="Standard"><text:span text:style-name="T69">Un </text:span><text:a xlink:type="simple" xlink:href="https://angular.io/api/router/RoutesRecognized">e</text:a><text:span text:style-name="T93">vento</text:span><text:span text:style-name="T69"> </text:span><text:span text:style-name="T74">se dispara </text:span><text:span text:style-name="T69">cuando se cancela la navegación. Esto se debe a que un </text:span><text:a xlink:type="simple" xlink:href="https://angular.io/guide/router#guards"><text:span text:style-name="T26">Route Guard</text:span></text:a><text:span text:style-name="T69"> re</text:span><text:span text:style-name="T76">torna </text:span><text:span text:style-name="T69">fals</text:span><text:span text:style-name="T76">e</text:span><text:span text:style-name="T69"> durante la navegación.</text:span></text:p>
          </table:table-cell>
        </table:table-row>
        <table:table-row>
          <table:table-cell table:style-name="Tabla1.A8" office:value-type="string">
            <text:p text:style-name="Standard"><text:a xlink:type="simple" xlink:href="https://angular.io/api/router/NavigationError"><text:span text:style-name="Source_20_Text"><text:span text:style-name="T97">NavigationError</text:span></text:span></text:a></text:p>
          </table:table-cell>
          <table:table-cell table:style-name="Tabla1.A8" office:value-type="string">
            <text:p text:style-name="Standard"><text:span text:style-name="T69">Un </text:span><text:a xlink:type="simple" xlink:href="https://angular.io/api/router/RoutesRecognized">e</text:a><text:span text:style-name="T93">vento</text:span><text:span text:style-name="T69"> </text:span><text:span text:style-name="T74">se dispara </text:span><text:span text:style-name="T69"><text:s/>cuando falla la navegación debido a un error inesperado.</text:span></text:p>
          </table:table-cell>
        </table:table-row>
      </table:table>
      <text:p text:style-name="P27"/>
      <text:p text:style-name="P27"><text:span text:style-name="T5">Estos eventos se registran en la consola cuando la opción </text:span><text:span text:style-name="Source_20_Text"><text:span text:style-name="T38">enableTracing</text:span></text:span><text:span text:style-name="T5"> también está habilitada. Puesto que los eventos se proporcionan como un </text:span><text:span text:style-name="Source_20_Text"><text:span text:style-name="T38">Observable</text:span></text:span><text:span text:style-name="T5">, puede </text:span><text:span text:style-name="T9">ser</text:span><text:span text:style-name="T5"> </text:span><text:span text:style-name="Source_20_Text"><text:span text:style-name="T38">filter() </text:span></text:span><text:span text:style-name="T5">para eventos de interés y </text:span><text:span text:style-name="Source_20_Text"><text:span text:style-name="T38">subscribe() </text:span></text:span><text:span text:style-name="T5">para que tomen decisiones basadas en la secuencia de eventos en el proceso de navegación.</text:span></text:p>
      <text:h text:style-name="P37" text:outline-level="3">Resumen</text:h>
      <text:p text:style-name="P21"><text:span text:style-name="T5">La aplicación tiene un enrutador configurado. El componente shell tiene un </text:span><text:a xlink:type="simple" xlink:href="https://angular.io/api/router/RouterOutlet"><text:span text:style-name="Source_20_Text">RouterOutlet</text:span></text:a><text:span text:style-name="Source_20_Text"><text:span text:style-name="T28"> </text:span></text:span><text:span text:style-name="T5">donde puede mostrar las vistas producidas por el enrutador. Tiene </text:span><text:a xlink:type="simple" xlink:href="https://angular.io/api/router/RouterLink"><text:span text:style-name="Source_20_Text"><text:span text:style-name="T28">RouterLink</text:span></text:span></text:a><text:span text:style-name="T5">s que los usuarios pueden hacer clic para navegar a través del enrutador.</text:span></text:p>
      <text:p text:style-name="P20"><text:span text:style-name="T5">Estos son los términos </text:span><text:a xlink:type="simple" xlink:href="https://angular.io/api/router/Router"><text:span text:style-name="Source_20_Text"><text:span text:style-name="T28">Router</text:span></text:span></text:a><text:span text:style-name="T5"> clave y sus significados:</text:span></text:p>
      <table:table table:name="Tabla2" table:style-name="Tabla2">
        <table:table-column table:style-name="Tabla2.A"/>
        <table:table-column table:style-name="Tabla2.B"/>
        <table:table-row>
          <table:table-cell table:style-name="Tabla2.A1" office:value-type="string">
            <text:p text:style-name="P7">Router Part</text:p>
          </table:table-cell>
          <table:table-cell table:style-name="Tabla2.A1" office:value-type="string">
            <text:p text:style-name="P8">Significado</text:p>
          </table:table-cell>
        </table:table-row>
        <table:table-row>
          <table:table-cell table:style-name="Tabla2.A2" office:value-type="string">
            <text:p text:style-name="P10"><text:a xlink:type="simple" xlink:href="https://angular.io/api/router/Router"><text:span text:style-name="Source_20_Text"><text:span text:style-name="T97">Router</text:span></text:span></text:a></text:p>
          </table:table-cell>
          <table:table-cell table:style-name="Tabla2.A2" office:value-type="string">
            <text:p text:style-name="P7"><text:span text:style-name="T89">Muestra el componente de la aplicación para la URL activa. Administra la navegación de</text:span><text:span text:style-name="T90">sde</text:span><text:span text:style-name="T89"> un componente al siguiente.</text:span></text:p>
          </table:table-cell>
        </table:table-row>
        <table:table-row>
          <table:table-cell table:style-name="Tabla2.A2" office:value-type="string">
            <text:p text:style-name="P10"><text:a xlink:type="simple" xlink:href="https://angular.io/api/router/RouterModule"><text:span text:style-name="Source_20_Text"><text:span text:style-name="T97">RouterModule</text:span></text:span></text:a></text:p>
          </table:table-cell>
          <table:table-cell table:style-name="Tabla2.A2" office:value-type="string">
            <text:p text:style-name="P7"><text:span text:style-name="T89">Un NgModule separado que proporciona los proveedores de servicios necesarios y las directivas para navegar a través de las vistas de la aplicación.</text:span></text:p>
          </table:table-cell>
        </table:table-row>
        <table:table-row>
          <table:table-cell table:style-name="Tabla2.A2" office:value-type="string">
            <text:p text:style-name="P10"><text:a xlink:type="simple" xlink:href="https://angular.io/api/router/Routes"><text:span text:style-name="Source_20_Text"><text:span text:style-name="T97">Routes</text:span></text:span></text:a></text:p>
          </table:table-cell>
          <table:table-cell table:style-name="Tabla2.A2" office:value-type="string">
            <text:p text:style-name="P7"><text:span text:style-name="T89">Define un </text:span><text:span text:style-name="T91">array</text:span><text:span text:style-name="T89"> de Rutas, cada una </text:span><text:span text:style-name="T91">mapeando un path de </text:span><text:span text:style-name="T89">URL a un componente.</text:span></text:p>
          </table:table-cell>
        </table:table-row>
        <table:table-row>
          <table:table-cell table:style-name="Tabla2.A2" office:value-type="string">
            <text:p text:style-name="P10"><text:a xlink:type="simple" xlink:href="https://angular.io/api/router/Route"><text:span text:style-name="Source_20_Text"><text:span text:style-name="T97">Route</text:span></text:span></text:a></text:p>
          </table:table-cell>
          <table:table-cell table:style-name="Tabla2.A2" office:value-type="string">
            <text:p text:style-name="P7"><text:span text:style-name="T89">Define cómo el enrutador debe navegar a un componente basado en un patrón de URL. La mayoría de las rutas consisten en un </text:span><text:span text:style-name="T91">tipo de componente y un path</text:span><text:span text:style-name="T89">.</text:span></text:p>
          </table:table-cell>
        </table:table-row>
        <text:soft-page-break/>
        <table:table-row>
          <table:table-cell table:style-name="Tabla2.A2" office:value-type="string">
            <text:p text:style-name="P10"><text:a xlink:type="simple" xlink:href="https://angular.io/api/router/RouterOutlet"><text:span text:style-name="Source_20_Text"><text:span text:style-name="T97">RouterOutlet</text:span></text:span></text:a></text:p>
          </table:table-cell>
          <table:table-cell table:style-name="Tabla2.A2" office:value-type="string">
            <text:p text:style-name="P10"><text:span text:style-name="T69">La directiva ( </text:span><text:span text:style-name="Source_20_Text"><text:span text:style-name="T44">&lt;router-outlet&gt;</text:span></text:span><text:span text:style-name="T69">) que marca donde el enrutador muestra una vista.</text:span></text:p>
          </table:table-cell>
        </table:table-row>
        <table:table-row>
          <table:table-cell table:style-name="Tabla2.A2" office:value-type="string">
            <text:p text:style-name="P10"><text:a xlink:type="simple" xlink:href="https://angular.io/api/router/RouterLink"><text:span text:style-name="Source_20_Text"><text:span text:style-name="T97">RouterLink</text:span></text:span></text:a></text:p>
          </table:table-cell>
          <table:table-cell table:style-name="Tabla2.A2" office:value-type="string">
            <text:p text:style-name="P10"><text:span text:style-name="T69">La directiva para vincular un elemento HTML </text:span><text:span text:style-name="T70">cliqueable </text:span><text:span text:style-name="T69">a una ruta. Al hacer clic en un elemento con una directiva </text:span><text:span text:style-name="Source_20_Text"><text:span text:style-name="T44">routerLink</text:span></text:span><text:span text:style-name="T69"> que está enlazada a una </text:span><text:span text:style-name="T121">cadena</text:span><text:span text:style-name="T77"> </text:span><text:span text:style-name="T69">o un </text:span><text:span text:style-name="T70">array </text:span><text:span text:style-name="T121">de parámetros de </text:span><text:span text:style-name="T122">link </text:span><text:span text:style-name="T121">, se</text:span><text:span text:style-name="T69"> </text:span><text:span text:style-name="T70">dispara </text:span><text:span text:style-name="T69">una navegación.</text:span></text:p>
          </table:table-cell>
        </table:table-row>
        <table:table-row>
          <table:table-cell table:style-name="Tabla2.A2" office:value-type="string">
            <text:p text:style-name="P10"><text:a xlink:type="simple" xlink:href="https://angular.io/api/router/RouterLinkActive"><text:span text:style-name="Source_20_Text"><text:span text:style-name="T97">RouterLinkActive</text:span></text:span></text:a></text:p>
          </table:table-cell>
          <table:table-cell table:style-name="Tabla2.A2" office:value-type="string">
            <text:p text:style-name="P11"><text:span text:style-name="T69">La directiva para agregar/quitar clases de</text:span><text:span text:style-name="T71">sde</text:span><text:span text:style-name="T69"> un elemento HTML cuando un asociado encuentra </text:span><text:span text:style-name="T73">un</text:span><text:span text:style-name="T69"> </text:span><text:span text:style-name="Source_20_Text"><text:span text:style-name="T44">routerLink</text:span></text:span><text:span text:style-name="T69"> o dentro del elemento se convierte en active/inactive.</text:span></text:p>
          </table:table-cell>
        </table:table-row>
        <table:table-row>
          <table:table-cell table:style-name="Tabla2.A2" office:value-type="string">
            <text:p text:style-name="P10"><text:a xlink:type="simple" xlink:href="https://angular.io/api/router/ActivatedRoute"><text:span text:style-name="Source_20_Text"><text:span text:style-name="T97">ActivatedRoute</text:span></text:span></text:a></text:p>
          </table:table-cell>
          <table:table-cell table:style-name="Tabla2.A2" office:value-type="string">
            <text:p text:style-name="P7"><text:span text:style-name="T89">Un servicio que se proporciona a cada componente de ruta que contiene información específica de ruta, como parámetros de ruta</text:span><text:span text:style-name="T92">(route parameters)</text:span><text:span text:style-name="T89">, datos estáticos</text:span><text:span text:style-name="T92">(static data)</text:span><text:span text:style-name="T89">, datos de resolución</text:span><text:span text:style-name="T92">(resolve data)</text:span><text:span text:style-name="T89">, parámetros de consulta globales</text:span><text:span text:style-name="T92">(global query params)</text:span><text:span text:style-name="T89"> y el fragmento global</text:span><text:span text:style-name="T92">(global fragment).</text:span></text:p>
          </table:table-cell>
        </table:table-row>
        <table:table-row>
          <table:table-cell table:style-name="Tabla2.A2" office:value-type="string">
            <text:p text:style-name="P10"><text:a xlink:type="simple" xlink:href="https://angular.io/api/router/RouterState"><text:span text:style-name="Source_20_Text"><text:span text:style-name="T97">RouterState</text:span></text:span></text:a></text:p>
          </table:table-cell>
          <table:table-cell table:style-name="Tabla2.A2" office:value-type="string">
            <text:p text:style-name="P7"><text:span text:style-name="T89">El estado actual del enrutador incluye un árbol de las rutas actualmente activadas junto con métodos de conveniencia para recorrer el árbol de rutas.</text:span></text:p>
          </table:table-cell>
        </table:table-row>
        <table:table-row>
          <table:table-cell table:style-name="Tabla2.A2" office:value-type="string">
            <text:p text:style-name="P7">Link parameters array</text:p>
          </table:table-cell>
          <table:table-cell table:style-name="Tabla2.A2" office:value-type="string">
            <text:p text:style-name="P10"><text:span text:style-name="T69">Un </text:span><text:span text:style-name="T72">array </text:span><text:span text:style-name="T69">que el enrutador interpreta como una instrucción de enrutamiento. Puede vincular </text:span><text:span text:style-name="T72">el array </text:span><text:span text:style-name="T69">a </text:span><text:span text:style-name="T72">un</text:span><text:span text:style-name="T69"> </text:span><text:a xlink:type="simple" xlink:href="https://angular.io/api/router/RouterLink"><text:span text:style-name="Source_20_Text">RouterLink</text:span></text:a><text:span text:style-name="Source_20_Text"><text:span text:style-name="T34"> </text:span></text:span><text:span text:style-name="T69">o pasar </text:span><text:span text:style-name="T72">el array </text:span><text:span text:style-name="T69">como un argumento al </text:span><text:span text:style-name="T72">método</text:span><text:span text:style-name="T69"> </text:span><text:span text:style-name="Source_20_Text"><text:span text:style-name="T44">Router.navigate</text:span></text:span><text:span text:style-name="T69">.</text:span></text:p>
          </table:table-cell>
        </table:table-row>
        <table:table-row>
          <table:table-cell table:style-name="Tabla2.A12" office:value-type="string">
            <text:p text:style-name="P7">Routing component</text:p>
          </table:table-cell>
          <table:table-cell table:style-name="Tabla2.A12" office:value-type="string">
            <text:p text:style-name="P10"><text:span text:style-name="T69">Un componente Angular con un </text:span><text:a xlink:type="simple" xlink:href="https://angular.io/api/router/RouterOutlet"><text:span text:style-name="Source_20_Text"><text:span text:style-name="T34">RouterOutlet</text:span></text:span></text:a><text:span text:style-name="T69">que muestra vistas basadas en las navegaciones del router.</text:span></text:p>
          </table:table-cell>
        </table:table-row>
      </table:table>
      <text:h text:style-name="P3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21:12:48.451738629</meta:creation-date>
    <dc:date>2017-08-03T02:30:10.349458273</dc:date>
    <meta:editing-duration>P1DT5H16M36S</meta:editing-duration>
    <meta:editing-cycles>49</meta:editing-cycles>
    <meta:generator>LibreOffice/4.2.8.2$Linux_X86_64 LibreOffice_project/420m0$Build-2</meta:generator>
    <meta:print-date>2017-08-02T21:44:52.564325014</meta:print-date>
    <meta:document-statistic meta:table-count="2" meta:image-count="0" meta:object-count="0" meta:page-count="6" meta:paragraph-count="131" meta:word-count="1927" meta:character-count="12364" meta:non-whitespace-character-count="10458"/>
  </office:meta>
</office:document-meta>
</file>